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aco" svg:font-family="Monaco, Menlo, 'Ubuntu Mono', Consolas, source-code-pro, 'Droid Sans Mono', monospace"/>
    <style:font-face style:name="Montserrat" svg:font-family="Montserrat, sans-serif"/>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1.698cm" table:align="left"/>
    </style:style>
    <style:style style:name="Tableau1.A" style:family="table-column">
      <style:table-column-properties style:column-width="2.362cm"/>
    </style:style>
    <style:style style:name="Tableau1.B" style:family="table-column">
      <style:table-column-properties style:column-width="2.438cm"/>
    </style:style>
    <style:style style:name="Tableau1.C" style:family="table-column">
      <style:table-column-properties style:column-width="2.099cm"/>
    </style:style>
    <style:style style:name="Tableau1.D" style:family="table-column">
      <style:table-column-properties style:column-width="2.796cm"/>
    </style:style>
    <style:style style:name="Tableau1.E" style:family="table-column">
      <style:table-column-properties style:column-width="2.004cm"/>
    </style:style>
    <style:style style:name="Tableau1.1" style:family="table-row">
      <style:table-row-properties fo:background-color="#f0f0f0">
        <style:background-image/>
      </style:table-row-properties>
    </style:style>
    <style:style style:name="Tableau1.A1" style:family="table-cell">
      <style:table-cell-properties style:vertical-align="middle" fo:padding="0cm" fo:border="none"/>
    </style:style>
    <style:style style:name="Tableau1.2" style:family="table-row">
      <style:table-row-properties fo:background-color="#ffffff">
        <style:background-image/>
      </style:table-row-properties>
    </style:style>
    <style:style style:name="Tableau2" style:family="table">
      <style:table-properties style:width="6.29cm" table:align="left"/>
    </style:style>
    <style:style style:name="Tableau2.A" style:family="table-column">
      <style:table-column-properties style:column-width="2.115cm"/>
    </style:style>
    <style:style style:name="Tableau2.B" style:family="table-column">
      <style:table-column-properties style:column-width="4.175cm"/>
    </style:style>
    <style:style style:name="Tableau2.1" style:family="table-row">
      <style:table-row-properties style:min-row-height="0.605cm"/>
    </style:style>
    <style:style style:name="Tableau2.A1" style:family="table-cell">
      <style:table-cell-properties style:vertical-align="middle" fo:padding="0cm" fo:border="none"/>
    </style:style>
    <style:style style:name="Tableau2.2" style:family="table-row">
      <style:table-row-properties fo:background-color="#f0f0f0">
        <style:background-image/>
      </style:table-row-properties>
    </style:style>
    <style:style style:name="Tableau2.3" style:family="table-row">
      <style:table-row-properties fo:background-color="#ffffff">
        <style:background-image/>
      </style:table-row-properties>
    </style:style>
    <style:style style:name="Tableau2.4" style:family="table-row">
      <style:table-row-properties fo:background-color="#f0f0f0">
        <style:background-image/>
      </style:table-row-properties>
    </style:style>
    <style:style style:name="Tableau2.5" style:family="table-row">
      <style:table-row-properties fo:background-color="#ffffff">
        <style:background-image/>
      </style:table-row-properties>
    </style:style>
    <style:style style:name="Tableau2.6" style:family="table-row">
      <style:table-row-properties fo:background-color="#f0f0f0">
        <style:background-image/>
      </style:table-row-properties>
    </style:style>
    <style:style style:name="Tableau2.7" style:family="table-row">
      <style:table-row-properties fo:background-color="#ffffff">
        <style:background-image/>
      </style:table-row-properties>
    </style:style>
    <style:style style:name="P1" style:family="paragraph" style:parent-style-name="Preformatted_20_Text">
      <style:paragraph-properties fo:margin-left="0.106cm" fo:margin-right="0.185cm" fo:margin-top="0.661cm" fo:margin-bottom="0cm" loext:contextual-spacing="false" fo:line-height="150%"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fo:font-variant="normal" fo:text-transform="none" fo:color="#f8f8f2" style:font-name="Monaco" fo:font-size="9pt" fo:letter-spacing="normal" fo:font-style="normal" fo:font-weight="normal"/>
    </style:style>
    <style:style style:name="P3" style:family="paragraph" style:parent-style-name="Table_20_Contents">
      <style:paragraph-properties fo:margin-left="0cm" fo:margin-right="0cm" fo:margin-top="0cm" fo:margin-bottom="0cm" loext:contextual-spacing="false" fo:line-height="162%" fo:text-indent="0cm" style:auto-text-indent="false"/>
    </style:style>
    <style:style style:name="P4" style:family="paragraph" style:parent-style-name="Table_20_Heading">
      <loext:graphic-properties draw:fill="solid" draw:fill-color="#990099" draw:opacity="100%"/>
      <style:paragraph-properties fo:margin-left="0cm" fo:margin-right="0cm" fo:margin-top="0cm" fo:margin-bottom="0cm" loext:contextual-spacing="false" fo:line-height="162%" fo:text-indent="0cm" style:auto-text-indent="false" fo:background-color="#990099"/>
      <style:text-properties fo:color="#ffffff"/>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Text_20_body">
      <style:paragraph-properties fo:margin-left="0cm" fo:margin-right="0cm" fo:margin-top="0cm" fo:margin-bottom="0cm" loext:contextual-spacing="false" fo:orphans="2" fo:widows="2" fo:text-indent="0cm" style:auto-text-indent="false"/>
      <style:text-properties style:font-name="Liberation Serif"/>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style:font-name="Liberation Serif" officeooo:rsid="001aa389" officeooo:paragraph-rsid="001aa389"/>
    </style:style>
    <style:style style:name="P8" style:family="paragraph" style:parent-style-name="Standard">
      <style:paragraph-properties fo:margin-left="0cm" fo:margin-right="0cm" fo:margin-top="0cm" fo:margin-bottom="0cm" loext:contextual-spacing="false" fo:orphans="2" fo:widows="2" fo:text-indent="0cm" style:auto-text-indent="false"/>
      <style:text-properties style:font-name="Liberation Serif" officeooo:rsid="001aa389" officeooo:paragraph-rsid="001aa389"/>
    </style:style>
    <style:style style:name="P9" style:family="paragraph" style:parent-style-name="Text_20_body">
      <style:paragraph-properties fo:margin-left="0cm" fo:margin-right="0cm" fo:margin-top="0cm" fo:margin-bottom="0.397cm" loext:contextual-spacing="false" fo:line-height="162%" fo:orphans="2" fo:widows="2" fo:text-indent="0cm" style:auto-text-indent="false"/>
      <style:text-properties fo:font-variant="normal" fo:text-transform="none" style:font-name="Montserrat" fo:font-size="12pt" fo:letter-spacing="normal" fo:font-style="normal" fo:font-weight="normal"/>
    </style:style>
    <style:style style:name="P10" style:family="paragraph" style:parent-style-name="Text_20_body">
      <style:paragraph-properties fo:margin-left="0cm" fo:margin-right="0cm" fo:margin-top="0cm" fo:margin-bottom="0.397cm" loext:contextual-spacing="false" fo:line-height="162%" fo:orphans="2" fo:widows="2" fo:text-indent="0cm" style:auto-text-indent="false"/>
      <style:text-properties fo:font-variant="normal" fo:text-transform="none" style:font-name="Liberation Serif" fo:font-size="12pt" fo:letter-spacing="normal" fo:font-style="normal" fo:font-weight="normal"/>
    </style:style>
    <style:style style:name="P11" style:family="paragraph" style:parent-style-name="Text_20_body">
      <style:paragraph-properties fo:margin-left="0cm" fo:margin-right="0cm" fo:margin-top="0cm" fo:margin-bottom="0.397cm" loext:contextual-spacing="false" fo:line-height="162%" fo:orphans="2" fo:widows="2" fo:text-indent="0cm" style:auto-text-indent="false"/>
      <style:text-properties fo:font-variant="normal" fo:text-transform="none" style:font-name="Liberation Mono" fo:font-size="12pt" fo:letter-spacing="normal" fo:font-style="normal" fo:font-weight="normal"/>
    </style:style>
    <style:style style:name="P12" style:family="paragraph" style:parent-style-name="Text_20_body">
      <style:paragraph-properties fo:margin-left="0cm" fo:margin-right="0cm" fo:margin-top="0cm" fo:margin-bottom="0.397cm" loext:contextual-spacing="false" fo:line-height="162%" fo:orphans="2" fo:widows="2" fo:text-indent="0cm" style:auto-text-indent="false"/>
      <style:text-properties fo:font-variant="normal" fo:text-transform="none" fo:color="#000000" style:font-name="Montserrat" fo:font-size="12pt" fo:letter-spacing="normal" fo:font-style="normal" fo:font-weight="normal"/>
    </style:style>
    <style:style style:name="P13" style:family="paragraph" style:parent-style-name="Text_20_body">
      <style:paragraph-properties fo:margin-left="0cm" fo:margin-right="0cm" fo:margin-top="0cm" fo:margin-bottom="0.397cm" loext:contextual-spacing="false" fo:line-height="162%" fo:orphans="2" fo:widows="2" fo:text-indent="0cm" style:auto-text-indent="false"/>
    </style:style>
    <style:style style:name="P14" style:family="paragraph" style:parent-style-name="Heading_20_4">
      <style:paragraph-properties fo:margin-left="0cm" fo:margin-right="0cm" fo:margin-top="0cm" fo:margin-bottom="0.265cm" loext:contextual-spacing="false" fo:line-height="175%" fo:orphans="2" fo:widows="2" fo:text-indent="0cm" style:auto-text-indent="false"/>
      <style:text-properties fo:font-variant="normal" fo:text-transform="none" style:font-name="Montserrat" fo:letter-spacing="normal" fo:font-style="normal" fo:font-weight="normal"/>
    </style:style>
    <style:style style:name="P15" style:family="paragraph" style:parent-style-name="Heading_20_4">
      <style:paragraph-properties fo:margin-left="0cm" fo:margin-right="0cm" fo:margin-top="0cm" fo:margin-bottom="0.265cm" loext:contextual-spacing="false" fo:line-height="175%" fo:orphans="2" fo:widows="2" fo:text-indent="0cm" style:auto-text-indent="false"/>
      <style:text-properties fo:font-variant="normal" fo:text-transform="none" fo:color="#000000" style:font-name="Montserrat" fo:font-size="12pt" fo:letter-spacing="normal" fo:font-style="normal" fo:font-weight="bold"/>
    </style:style>
    <style:style style:name="P16" style:family="paragraph" style:parent-style-name="Heading_20_4">
      <style:paragraph-properties fo:margin-left="0cm" fo:margin-right="0cm" fo:margin-top="0cm" fo:margin-bottom="0.265cm" loext:contextual-spacing="false" fo:line-height="175%" fo:orphans="2" fo:widows="2" fo:text-indent="0cm" style:auto-text-indent="false"/>
    </style:style>
    <style:style style:name="P17" style:family="paragraph" style:parent-style-name="Heading_20_3">
      <style:paragraph-properties fo:margin-left="0cm" fo:margin-right="0cm" fo:margin-top="0cm" fo:margin-bottom="0.265cm" loext:contextual-spacing="false" fo:line-height="200%" fo:orphans="2" fo:widows="2" fo:text-indent="0cm" style:auto-text-indent="false" fo:padding-left="0cm" fo:padding-right="0cm" fo:padding-top="0cm" fo:padding-bottom="0.049cm" fo:border-left="none" fo:border-right="none" fo:border-top="none" fo:border-bottom="0.06pt solid #d2d2d2"/>
      <style:text-properties fo:font-variant="normal" fo:text-transform="none" fo:color="#000000" style:font-name="Montserrat" fo:font-size="12pt" fo:letter-spacing="normal" fo:font-style="normal" fo:font-weight="bold"/>
    </style:style>
    <style:style style:name="P18" style:family="paragraph" style:parent-style-name="Standard">
      <style:paragraph-properties fo:margin-left="0cm" fo:margin-right="0.079cm" fo:orphans="2" fo:widows="2" fo:text-indent="0cm" style:auto-text-indent="false"/>
      <style:text-properties fo:font-variant="normal" fo:text-transform="none" fo:color="#f8f8f2" style:font-name="Monaco" fo:font-size="9pt" fo:letter-spacing="normal" fo:font-style="normal" fo:font-weight="normal"/>
    </style:style>
    <style:style style:name="P19" style:family="paragraph" style:parent-style-name="Table_20_Contents">
      <style:paragraph-properties fo:margin-left="0.106cm" fo:margin-right="0.106cm" fo:margin-top="0cm" fo:margin-bottom="0cm" loext:contextual-spacing="false" fo:line-height="162%" fo:text-indent="0cm" style:auto-text-indent="false"/>
    </style:style>
    <style:style style:name="P20" style:family="paragraph" style:parent-style-name="Text_20_body">
      <style:paragraph-properties fo:margin-left="0.106cm" fo:margin-right="0.106cm" fo:margin-top="0cm" fo:margin-bottom="0cm" loext:contextual-spacing="false" fo:line-height="162%" fo:text-indent="0cm" style:auto-text-indent="false"/>
    </style:style>
    <style:style style:name="P21" style:family="paragraph" style:parent-style-name="Text_20_body">
      <style:paragraph-properties fo:margin-left="0.106cm" fo:margin-right="0.106cm" fo:margin-top="0cm" fo:margin-bottom="0cm" loext:contextual-spacing="false" fo:line-height="162%" fo:orphans="2" fo:widows="2" fo:text-indent="0cm" style:auto-text-indent="false"/>
    </style:style>
    <style:style style:name="P22" style:family="paragraph" style:parent-style-name="Text_20_body">
      <style:paragraph-properties fo:margin-left="0.106cm" fo:margin-right="0.106cm" fo:margin-top="0cm" fo:margin-bottom="0cm" loext:contextual-spacing="false" fo:line-height="162%" fo:orphans="2" fo:widows="2" fo:text-indent="0cm" style:auto-text-indent="false"/>
      <style:text-properties fo:font-variant="normal" fo:text-transform="none" style:font-name="Montserrat" fo:font-size="12pt" fo:letter-spacing="normal" fo:font-style="normal" fo:font-weight="normal"/>
    </style:style>
    <style:style style:name="P23" style:family="paragraph" style:parent-style-name="Text_20_body">
      <style:paragraph-properties fo:margin-left="0.106cm" fo:margin-right="0.106cm" fo:margin-top="0cm" fo:margin-bottom="0cm" loext:contextual-spacing="false" fo:line-height="112%" fo:text-align="center" style:justify-single-word="false" fo:orphans="2" fo:widows="2" fo:text-indent="0cm" style:auto-text-indent="false"/>
    </style:style>
    <style:style style:name="P24" style:family="paragraph" style:parent-style-name="Heading_20_4">
      <style:paragraph-properties fo:margin-left="0.106cm" fo:margin-right="0.106cm" fo:margin-top="0cm" fo:margin-bottom="0cm" loext:contextual-spacing="false" fo:line-height="156%" fo:orphans="2" fo:widows="2" fo:text-indent="0cm" style:auto-text-indent="false"/>
    </style:style>
    <style:style style:name="P25" style:family="paragraph" style:parent-style-name="Heading_20_5">
      <style:paragraph-properties fo:margin-left="0.106cm" fo:margin-right="0.106cm" fo:margin-top="0cm" fo:margin-bottom="0cm" loext:contextual-spacing="false" fo:line-height="162%" fo:orphans="2" fo:widows="2" fo:text-indent="0cm" style:auto-text-indent="false"/>
    </style:style>
    <style:style style:name="P26" style:family="paragraph" style:parent-style-name="Text_20_body">
      <style:text-properties officeooo:rsid="001fac4f" officeooo:paragraph-rsid="001fac4f"/>
    </style:style>
    <style:style style:name="P27" style:family="paragraph" style:parent-style-name="Text_20_body">
      <style:text-properties style:font-name="Liberation Mono"/>
    </style:style>
    <style:style style:name="P28" style:family="paragraph" style:parent-style-name="Text_20_body">
      <style:text-properties officeooo:rsid="00220aa0" officeooo:paragraph-rsid="00220aa0"/>
    </style:style>
    <style:style style:name="P29" style:family="paragraph" style:parent-style-name="Text_20_body">
      <style:paragraph-properties fo:margin-left="0.265cm" fo:margin-right="0cm" fo:margin-top="0cm" fo:margin-bottom="0cm" loext:contextual-spacing="false" fo:line-height="162%" fo:orphans="2" fo:widows="2" fo:text-indent="0cm" style:auto-text-indent="false"/>
      <style:text-properties fo:font-variant="normal" fo:text-transform="none" fo:color="#000000" style:font-name="Liberation Serif" fo:font-size="12pt" fo:letter-spacing="normal" fo:font-style="normal" fo:font-weight="normal" loext:padding="0cm" loext:border="none"/>
    </style:style>
    <style:style style:name="P30" style:family="paragraph" style:parent-style-name="Text_20_body">
      <style:paragraph-properties fo:margin-left="0.265cm" fo:margin-right="0cm" fo:margin-top="0cm" fo:margin-bottom="0cm" loext:contextual-spacing="false" fo:line-height="162%" fo:orphans="2" fo:widows="2" fo:text-indent="0cm" style:auto-text-indent="false"/>
      <style:text-properties fo:font-variant="normal" fo:text-transform="none" fo:color="#000000" style:font-name="Montserrat" fo:font-size="12pt" fo:letter-spacing="normal" fo:font-style="normal" fo:font-weight="normal" loext:padding="0cm" loext:border="none"/>
    </style:style>
    <style:style style:name="P31" style:family="paragraph" style:parent-style-name="Text_20_body">
      <style:paragraph-properties fo:margin-left="0.265cm" fo:margin-right="0cm" fo:margin-top="0cm" fo:margin-bottom="0cm" loext:contextual-spacing="false" fo:line-height="162%" fo:orphans="2" fo:widows="2" fo:text-indent="0cm" style:auto-text-indent="false"/>
      <style:text-properties loext:padding="0cm" loext:border="none"/>
    </style:style>
    <style:style style:name="P32" style:family="paragraph" style:parent-style-name="Text_20_body">
      <style:paragraph-properties fo:margin-left="0.37cm" fo:margin-right="0.106cm" fo:margin-top="0cm" fo:margin-bottom="0cm" loext:contextual-spacing="false" fo:line-height="162%" fo:orphans="2" fo:widows="2" fo:text-indent="0cm" style:auto-text-indent="fals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4">
      <style:paragraph-properties>
        <style:tab-stops>
          <style:tab-stop style:position="15.503cm" style:type="right" style:leader-style="dotted" style:leader-text="."/>
        </style:tab-stops>
      </style:paragraph-properties>
    </style:style>
    <style:style style:name="P37" style:family="paragraph" style:parent-style-name="Contents_20_5">
      <style:paragraph-properties>
        <style:tab-stops>
          <style:tab-stop style:position="15.004cm" style:type="right" style:leader-style="dotted" style:leader-text="."/>
        </style:tab-stops>
      </style:paragraph-properties>
    </style:style>
    <style:style style:name="P38" style:family="paragraph" style:parent-style-name="Heading_20_1">
      <style:text-properties officeooo:rsid="001fac4f" officeooo:paragraph-rsid="001fac4f"/>
    </style:style>
    <style:style style:name="P39" style:family="paragraph" style:parent-style-name="Heading_20_2">
      <style:text-properties officeooo:rsid="002922fa" officeooo:paragraph-rsid="002922fa"/>
    </style:style>
    <style:style style:name="P40" style:family="paragraph" style:parent-style-name="Heading_20_3">
      <style:text-properties officeooo:rsid="00295873" officeooo:paragraph-rsid="00295873"/>
    </style:style>
    <style:style style:name="P41" style:family="paragraph" style:parent-style-name="Text_20_body" style:list-style-name="L1">
      <style:text-properties officeooo:rsid="001aa389" officeooo:paragraph-rsid="001aa389"/>
    </style:style>
    <style:style style:name="P42" style:family="paragraph" style:parent-style-name="Text_20_body" style:list-style-name="L2"/>
    <style:style style:name="P43" style:family="paragraph" style:parent-style-name="Text_20_body" style:list-style-name="L4">
      <style:text-properties officeooo:rsid="001bbada" officeooo:paragraph-rsid="001bbada"/>
    </style:style>
    <style:style style:name="P44" style:family="paragraph" style:parent-style-name="Text_20_body" style:list-style-name="L4">
      <style:text-properties fo:font-variant="normal" fo:text-transform="none" style:font-name="Liberation Serif" fo:font-size="12pt" fo:letter-spacing="normal" fo:font-style="normal" fo:font-weight="normal" officeooo:rsid="001bbada" officeooo:paragraph-rsid="001bbada"/>
    </style:style>
    <style:style style:name="P45" style:family="paragraph" style:parent-style-name="Text_20_body">
      <style:text-properties officeooo:rsid="00273d22" officeooo:paragraph-rsid="00273d22"/>
    </style:style>
    <style:style style:name="P46" style:family="paragraph" style:parent-style-name="Text_20_body">
      <style:text-properties officeooo:rsid="0028a600" officeooo:paragraph-rsid="0028a600"/>
    </style:style>
    <style:style style:name="P47" style:family="paragraph" style:parent-style-name="Text_20_body">
      <style:text-properties officeooo:rsid="002922fa" officeooo:paragraph-rsid="002922fa"/>
    </style:style>
    <style:style style:name="P48" style:family="paragraph" style:parent-style-name="Text_20_body">
      <style:text-properties officeooo:paragraph-rsid="002922fa"/>
    </style:style>
    <style:style style:name="P49" style:family="paragraph" style:parent-style-name="Text_20_body">
      <style:text-properties officeooo:rsid="00295873" officeooo:paragraph-rsid="00295873"/>
    </style:style>
    <style:style style:name="P50" style:family="paragraph" style:parent-style-name="Text_20_body" style:list-style-name="L3">
      <style:paragraph-properties fo:margin-top="0cm" fo:margin-bottom="0.079cm" loext:contextual-spacing="false" fo:line-height="162%" fo:orphans="2" fo:widows="2"/>
      <style:text-properties officeooo:paragraph-rsid="001aa389"/>
    </style:style>
    <style:style style:name="P51" style:family="paragraph" style:parent-style-name="Text_20_body" style:list-style-name="L3">
      <style:paragraph-properties fo:margin-top="0cm" fo:margin-bottom="0.079cm" loext:contextual-spacing="false" fo:line-height="162%" fo:orphans="2" fo:widows="2"/>
      <style:text-properties fo:font-variant="normal" fo:text-transform="none" fo:color="#000000" style:font-name="Liberation Serif" fo:font-size="12pt" fo:letter-spacing="normal" fo:font-style="normal" fo:font-weight="normal" officeooo:paragraph-rsid="001aa389"/>
    </style:style>
    <style:style style:name="P52" style:family="paragraph" style:parent-style-name="Text_20_body" style:list-style-name="L5">
      <style:paragraph-properties fo:margin-left="0.106cm" fo:margin-right="0.106cm" fo:margin-top="0cm" fo:margin-bottom="0cm" loext:contextual-spacing="false" fo:line-height="162%" fo:orphans="2" fo:widows="2" fo:text-indent="0cm" style:auto-text-indent="false"/>
    </style:style>
    <style:style style:name="P53" style:family="paragraph" style:parent-style-name="Text_20_body" style:list-style-name="L6">
      <style:paragraph-properties fo:margin-left="0.106cm" fo:margin-right="0.106cm" fo:margin-top="0cm" fo:margin-bottom="0cm" loext:contextual-spacing="false" fo:line-height="162%" fo:orphans="2" fo:widows="2" fo:text-indent="0cm" style:auto-text-indent="false"/>
    </style:style>
    <style:style style:name="P54" style:family="paragraph" style:parent-style-name="Text_20_body" style:list-style-name="L7">
      <style:paragraph-properties fo:margin-left="0.106cm" fo:margin-right="0.106cm" fo:margin-top="0cm" fo:margin-bottom="0cm" loext:contextual-spacing="false" fo:line-height="162%" fo:orphans="2" fo:widows="2" fo:text-indent="0cm" style:auto-text-indent="false"/>
    </style:style>
    <style:style style:name="P55" style:family="paragraph" style:parent-style-name="Text_20_body" style:list-style-name="L8">
      <style:paragraph-properties fo:margin-left="0.106cm" fo:margin-right="0.106cm" fo:margin-top="0cm" fo:margin-bottom="0cm" loext:contextual-spacing="false" fo:line-height="162%" fo:orphans="2" fo:widows="2" fo:text-indent="0cm" style:auto-text-indent="false"/>
    </style:style>
    <style:style style:name="P56" style:family="paragraph" style:parent-style-name="Text_20_body" style:list-style-name="L5">
      <style:paragraph-properties fo:margin-left="0.106cm" fo:margin-right="0.106cm" fo:margin-top="0cm" fo:margin-bottom="0cm" loext:contextual-spacing="false" fo:line-height="162%" fo:orphans="2" fo:widows="2" fo:text-indent="0cm" style:auto-text-indent="false"/>
      <style:text-properties officeooo:rsid="001bbada" officeooo:paragraph-rsid="001bbada"/>
    </style:style>
    <style:style style:name="P57" style:family="paragraph" style:parent-style-name="Text_20_body" style:list-style-name="L4">
      <style:paragraph-properties fo:margin-left="0.106cm" fo:margin-right="0.106cm" fo:margin-top="0cm" fo:margin-bottom="0cm" loext:contextual-spacing="false" fo:line-height="162%" fo:orphans="2" fo:widows="2" fo:text-indent="0cm" style:auto-text-indent="false"/>
      <style:text-properties fo:font-variant="normal" fo:text-transform="none" fo:color="#000000" style:font-name="Liberation Serif" fo:font-size="12pt" fo:letter-spacing="normal" fo:font-style="normal" fo:font-weight="normal" officeooo:rsid="001bbada" officeooo:paragraph-rsid="001bbada"/>
    </style:style>
    <style:style style:name="P58" style:family="paragraph" style:parent-style-name="Text_20_body" style:list-style-name="L5">
      <style:paragraph-properties fo:margin-left="0.106cm" fo:margin-right="0.106cm" fo:margin-top="0cm" fo:margin-bottom="0cm" loext:contextual-spacing="false" fo:line-height="162%" fo:orphans="2" fo:widows="2" fo:text-indent="0cm" style:auto-text-indent="false"/>
      <style:text-properties fo:font-variant="normal" fo:text-transform="none" fo:color="#000000" style:font-name="Liberation Serif" fo:font-size="12pt" fo:letter-spacing="normal" fo:font-style="normal" fo:font-weight="normal" officeooo:rsid="001bbada" officeooo:paragraph-rsid="001bbada"/>
    </style:style>
    <style:style style:name="P59" style:family="paragraph" style:parent-style-name="Text_20_body" style:list-style-name="L6">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Montserrat" fo:font-size="12pt" fo:letter-spacing="normal" fo:font-style="normal" fo:font-weight="normal"/>
    </style:style>
    <style:style style:name="P60" style:family="paragraph" style:parent-style-name="Text_20_body" style:list-style-name="L7">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Montserrat" fo:font-size="12pt" fo:letter-spacing="normal" fo:font-style="normal" fo:font-weight="normal"/>
    </style:style>
    <style:style style:name="P61" style:family="paragraph">
      <loext:graphic-properties draw:fill="none" draw:fill-color="#ffffff"/>
      <style:paragraph-properties style:writing-mode="lr-tb"/>
    </style:style>
    <style:style style:name="T1" style:family="text">
      <style:text-properties officeooo:rsid="001aa389"/>
    </style:style>
    <style:style style:name="T2" style:family="text">
      <style:text-properties fo:font-variant="normal" fo:text-transform="none" fo:color="#000000" style:font-name="Liberation Serif" fo:font-size="12pt" fo:letter-spacing="normal" fo:font-style="normal" fo:font-weight="normal"/>
    </style:style>
    <style:style style:name="T3" style:family="text">
      <style:text-properties fo:font-variant="normal" fo:text-transform="none" fo:color="#000000" style:font-name="Liberation Serif" fo:font-size="12pt" fo:letter-spacing="normal" fo:font-style="normal" fo:font-weight="normal" loext:padding-left="0.132cm" loext:padding-right="0.132cm" loext:padding-top="0.049cm" loext:padding-bottom="0.049cm" loext:border="0.06pt solid #000000"/>
    </style:style>
    <style:style style:name="T4" style:family="text">
      <style:text-properties fo:font-variant="normal" fo:text-transform="none" fo:color="#000000" style:font-name="Liberation Serif" fo:font-size="12pt" fo:letter-spacing="normal" fo:font-style="normal" fo:font-weight="bold" style:font-weight-asian="bold" style:font-weight-complex="bold"/>
    </style:style>
    <style:style style:name="T5" style:family="text">
      <style:text-properties fo:font-variant="normal" fo:text-transform="none" fo:color="#000000" style:font-name="Liberation Serif" fo:font-size="9pt" fo:letter-spacing="normal"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6" style:family="text">
      <style:text-properties fo:font-variant="normal" fo:text-transform="none" fo:color="#000000" style:font-name="monospace" fo:font-size="12pt" fo:letter-spacing="normal" fo:font-style="normal" fo:font-weight="normal" loext:padding-left="0.132cm" loext:padding-right="0.132cm" loext:padding-top="0.049cm" loext:padding-bottom="0.049cm" loext:border="0.06pt solid #000000"/>
    </style:style>
    <style:style style:name="T7" style:family="text">
      <style:text-properties fo:font-variant="normal" fo:text-transform="none" fo:color="#000000" style:font-name="monospace" fo:font-size="12pt" fo:letter-spacing="normal" fo:font-style="normal" fo:font-weight="normal" style:font-name-asian="Montserrat" style:font-size-asian="12pt" style:font-style-asian="normal" style:font-weight-asian="normal" style:font-name-complex="Montserrat" style:font-size-complex="12pt" style:font-style-complex="normal" style:font-weight-complex="normal" loext:padding-left="0.132cm" loext:padding-right="0.132cm" loext:padding-top="0.049cm" loext:padding-bottom="0.049cm" loext:border="0.06pt solid #000000"/>
    </style:style>
    <style:style style:name="T8" style:family="text">
      <style:text-properties fo:font-variant="normal" fo:text-transform="none" fo:color="#000000" style:font-name="Montserrat" fo:font-size="12pt" fo:letter-spacing="normal" fo:font-style="normal" fo:font-weight="normal"/>
    </style:style>
    <style:style style:name="T9" style:family="text">
      <style:text-properties fo:font-variant="normal" fo:text-transform="none" fo:color="#000000" style:font-name="Montserrat" fo:font-size="12pt" fo:letter-spacing="normal" fo:font-style="normal" fo:font-weight="normal" style:font-name-asian="Montserrat" style:font-size-asian="12pt" style:font-style-asian="normal" style:font-weight-asian="normal" style:font-name-complex="Montserrat" style:font-size-complex="12pt" style:font-style-complex="normal" style:font-weight-complex="normal"/>
    </style:style>
    <style:style style:name="T10" style:family="text">
      <style:text-properties fo:font-variant="normal" fo:text-transform="none" fo:color="#000000" style:font-name="Montserrat" fo:font-size="12pt" fo:letter-spacing="normal" fo:font-style="normal" fo:font-weight="bold"/>
    </style:style>
    <style:style style:name="T11" style:family="text">
      <style:text-properties fo:font-variant="normal" fo:text-transform="none" fo:color="#000000" style:text-line-through-style="none" style:text-line-through-type="none" style:font-name="monospace" fo:font-size="12pt" fo:letter-spacing="normal" fo:font-style="normal" style:text-underline-style="none" fo:font-weight="normal" style:text-blinking="false" fo:background-color="#f0f0f0" loext:char-shading-value="0" loext:padding-left="0cm" loext:padding-right="0.159cm" loext:padding-top="0.049cm" loext:padding-bottom="0.049cm" loext:border-left="none" loext:border-right="0.74pt solid #000000" loext:border-top="0.74pt solid #000000" loext:border-bottom="1.5pt solid #000000"/>
    </style:style>
    <style:style style:name="T12" style:family="text">
      <style:text-properties fo:font-variant="normal" fo:text-transform="none" style:font-name="Montserrat" fo:font-size="12pt" fo:letter-spacing="normal" fo:font-style="normal" fo:font-weight="normal"/>
    </style:style>
    <style:style style:name="T13" style:family="text">
      <style:text-properties fo:font-variant="normal" fo:text-transform="none" style:font-name="Montserrat" fo:font-size="12pt" fo:letter-spacing="normal" fo:font-style="normal" fo:font-weight="bold"/>
    </style:style>
    <style:style style:name="T14" style:family="text">
      <style:text-properties fo:font-variant="normal" fo:text-transform="none" style:font-name="Montserrat" fo:letter-spacing="normal" fo:font-style="normal" fo:font-weight="normal"/>
    </style:style>
    <style:style style:name="T15" style:family="text">
      <style:text-properties fo:font-variant="normal" fo:text-transform="none" style:font-name="monospace" fo:font-size="12pt" fo:letter-spacing="normal" fo:font-style="normal" fo:font-weight="normal" loext:padding-left="0.132cm" loext:padding-right="0.132cm" loext:padding-top="0.049cm" loext:padding-bottom="0.049cm" loext:border="0.06pt solid #000000"/>
    </style:style>
    <style:style style:name="T16" style:family="text">
      <style:text-properties fo:font-variant="normal" fo:text-transform="none" style:font-name="monospace" fo:letter-spacing="normal" fo:font-style="normal" fo:font-weight="normal" loext:padding-left="0.132cm" loext:padding-right="0.132cm" loext:padding-top="0.049cm" loext:padding-bottom="0.049cm" loext:border="0.06pt solid #000000"/>
    </style:style>
    <style:style style:name="T17" style:family="text">
      <style:text-properties fo:font-variant="normal" fo:text-transform="none" style:font-name="Liberation Serif" fo:font-size="12pt" fo:letter-spacing="normal" fo:font-style="normal" fo:font-weight="normal"/>
    </style:style>
    <style:style style:name="T18" style:family="text">
      <style:text-properties fo:font-variant="normal" fo:text-transform="none" style:font-name="Liberation Serif" fo:font-size="12pt" fo:letter-spacing="normal" fo:font-style="normal" fo:font-weight="normal" loext:padding-left="0.132cm" loext:padding-right="0.132cm" loext:padding-top="0.049cm" loext:padding-bottom="0.049cm" loext:border="0.06pt solid #000000"/>
    </style:style>
    <style:style style:name="T19" style:family="text">
      <style:text-properties fo:font-variant="normal" fo:text-transform="none" style:font-name="Liberation Serif" fo:letter-spacing="normal" fo:font-style="normal" fo:font-weight="normal"/>
    </style:style>
    <style:style style:name="T20" style:family="text">
      <style:text-properties fo:font-variant="normal" fo:text-transform="none" style:font-name="Liberation Serif" fo:letter-spacing="normal" fo:font-style="normal" fo:font-weight="normal" loext:padding-left="0.132cm" loext:padding-right="0.132cm" loext:padding-top="0.049cm" loext:padding-bottom="0.049cm" loext:border="0.06pt solid #000000"/>
    </style:style>
    <style:style style:name="T21" style:family="text">
      <style:text-properties fo:font-variant="normal" fo:text-transform="none" fo:color="#f8f8f2" style:font-name="Monaco" fo:font-size="9pt" fo:letter-spacing="normal"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22" style:family="text">
      <style:text-properties fo:font-variant="normal" fo:text-transform="none" fo:color="#f8f8f2" style:font-name="Liberation Serif" fo:font-size="9pt" fo:letter-spacing="normal"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23" style:family="text">
      <style:text-properties fo:font-variant="normal" fo:text-transform="none" fo:color="#f8f8f2" fo:letter-spacing="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24" style:family="text">
      <style:text-properties fo:font-variant="normal" fo:text-transform="none" fo:color="#f8f8f2" style:font-name="Liberation Mono" fo:font-size="9pt" fo:letter-spacing="normal"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25" style:family="text">
      <style:text-properties fo:font-variant="normal" fo:text-transform="none" fo:color="#f8f8f2" style:font-name="Liberation Mono" fo:letter-spacing="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26" style:family="text">
      <style:text-properties fo:font-variant="normal" fo:text-transform="none" fo:color="#f8f8f2" style:font-name="Liberation Mono" fo:letter-spacing="normal" fo:background-color="transparent" loext:char-shading-value="0" loext:padding-left="0.132cm" loext:padding-right="0cm" loext:padding-top="0.132cm" loext:padding-bottom="0.132cm" loext:border-left="0.06pt solid #000000" loext:border-right="none" loext:border-top="0.06pt solid #000000" loext:border-bottom="0.06pt solid #000000"/>
    </style:style>
    <style:style style:name="T27" style:family="text">
      <style:text-properties fo:font-variant="normal" fo:text-transform="none" fo:color="#ffffff" style:font-name="Liberation Serif" fo:font-size="9pt" fo:letter-spacing="normal"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28" style:family="text">
      <style:text-properties fo:font-variant="normal" fo:text-transform="none" fo:color="#fe4481" style:font-name="Monaco" fo:font-size="9pt" fo:letter-spacing="normal"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29" style:family="text">
      <style:text-properties fo:font-variant="normal" fo:text-transform="none" fo:color="#fe4481" style:font-name="Liberation Mono" fo:font-size="9pt" fo:letter-spacing="normal"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30" style:family="text">
      <style:text-properties fo:font-variant="normal" fo:text-transform="none" fo:color="#ae81ff" style:font-name="Monaco" fo:font-size="9pt" fo:letter-spacing="normal"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31" style:family="text">
      <style:text-properties fo:font-variant="normal" fo:text-transform="none" fo:color="#ae81ff" style:font-name="Liberation Mono" fo:font-size="9pt" fo:letter-spacing="normal"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32" style:family="text">
      <style:text-properties fo:font-variant="normal" fo:text-transform="none" fo:color="#66d9ef" style:font-name="Liberation Serif" fo:font-size="9pt" fo:letter-spacing="normal"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33" style:family="text">
      <style:text-properties fo:font-variant="normal" fo:text-transform="none" fo:color="#66d9ef" style:font-name="Monaco" fo:font-size="9pt" fo:letter-spacing="normal"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34" style:family="text">
      <style:text-properties fo:font-variant="normal" fo:text-transform="none" fo:color="#918e7b" style:font-name="Monaco" fo:font-size="9pt" fo:letter-spacing="normal"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35" style:family="text">
      <style:text-properties fo:font-variant="normal" fo:text-transform="none" fo:color="#918e7b" style:font-name="Liberation Mono" fo:font-size="9pt" fo:letter-spacing="normal"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36" style:family="text">
      <style:text-properties fo:font-variant="normal" fo:text-transform="none" fo:color="#e6db74" style:font-name="Liberation Mono" fo:font-size="9pt" fo:letter-spacing="normal"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37" style:family="text">
      <style:text-properties fo:font-variant="normal" fo:text-transform="none" fo:color="#e6db74" style:font-name="Monaco" fo:font-size="9pt" fo:letter-spacing="normal"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38" style:family="text">
      <style:text-properties fo:font-variant="normal" fo:text-transform="none" style:font-name="Liberation Mono" fo:letter-spacing="normal" fo:font-style="normal" fo:font-weight="normal"/>
    </style:style>
    <style:style style:name="T39" style:family="text">
      <style:text-properties fo:font-variant="normal" fo:text-transform="none" style:font-name="Liberation Mono" fo:letter-spacing="normal" fo:font-style="normal" fo:font-weight="normal" loext:padding-left="0.132cm" loext:padding-right="0.132cm" loext:padding-top="0.049cm" loext:padding-bottom="0.049cm" loext:border="0.06pt solid #000000"/>
    </style:style>
    <style:style style:name="T40" style:family="text">
      <style:text-properties fo:font-variant="normal" fo:text-transform="none" style:font-name="Liberation Mono" fo:font-size="12pt" fo:letter-spacing="normal" fo:font-style="normal" fo:font-weight="normal"/>
    </style:style>
    <style:style style:name="T41" style:family="text">
      <style:text-properties fo:font-variant="normal" fo:text-transform="none" style:font-name="Liberation Mono" fo:font-size="12pt" fo:letter-spacing="normal" fo:font-style="normal" fo:font-weight="normal" loext:padding-left="0.132cm" loext:padding-right="0.132cm" loext:padding-top="0.049cm" loext:padding-bottom="0.049cm" loext:border="0.06pt solid #000000"/>
    </style:style>
    <style:style style:name="T42" style:family="text">
      <style:text-properties style:font-name="monospace" loext:padding-left="0.132cm" loext:padding-right="0.132cm" loext:padding-top="0.049cm" loext:padding-bottom="0.049cm" loext:border="0.06pt solid #000000"/>
    </style:style>
    <style:style style:name="T43" style:family="text">
      <style:text-properties style:font-name="Liberation Serif"/>
    </style:style>
    <style:style style:name="T44" style:family="text">
      <style:text-properties style:font-name="Liberation Serif" loext:padding-left="0.132cm" loext:padding-right="0.132cm" loext:padding-top="0.049cm" loext:padding-bottom="0.049cm" loext:border="0.06pt solid #000000"/>
    </style:style>
    <style:style style:name="T45" style:family="text">
      <style:text-properties fo:font-weight="bold" style:font-weight-asian="bold" style:font-weight-complex="bold"/>
    </style:style>
    <style:style style:name="T46" style:family="text">
      <style:text-properties fo:color="#fe4481"/>
    </style:style>
    <style:style style:name="T47" style:family="text">
      <style:text-properties fo:color="#ae81ff"/>
    </style:style>
    <style:style style:name="T48" style:family="text">
      <style:text-properties fo:color="#918e7b"/>
    </style:style>
    <style:style style:name="T49" style:family="text">
      <style:text-properties fo:color="#e6db74"/>
    </style:style>
    <style:style style:name="T50" style:family="text">
      <style:text-properties loext:padding="0cm" loext:border="none"/>
    </style:style>
    <style:style style:name="T51" style:family="text">
      <style:text-properties officeooo:rsid="002922fa"/>
    </style:style>
    <style:style style:name="T52" style:family="text">
      <style:text-properties fo:color="#008000"/>
    </style:style>
    <style:style style:name="T53" style:family="text">
      <style:text-properties fo:color="#000000"/>
    </style:style>
    <style:style style:name="T54" style:family="text">
      <style:text-properties fo:color="#666666"/>
    </style:style>
    <style:style style:name="T55" style:family="text">
      <style:text-properties fo:color="#408080"/>
    </style:style>
    <style:style style:name="T56" style:family="text">
      <style:text-properties fo:color="#ba2121"/>
    </style:style>
    <style:style style:name="T57" style:family="text">
      <style:text-properties fo:color="#aa22ff"/>
    </style:style>
    <style:style style:name="T58" style:family="text">
      <style:text-properties fo:color="#000000" fo:font-size="12pt"/>
    </style:style>
    <style:style style:name="T59" style:family="text">
      <style:text-properties fo:color="#666666" fo:font-size="12pt"/>
    </style:style>
    <style:style style:name="T60" style:family="text">
      <style:text-properties fo:color="#408080" fo:font-size="12pt"/>
    </style:style>
    <style:style style:name="T61" style:family="text">
      <style:text-properties fo:color="#008000" fo:font-size="12pt"/>
    </style:style>
    <style:style style:name="T62" style:family="text">
      <style:text-properties fo:color="#ba2121" fo:font-size="12pt"/>
    </style:style>
    <style:style style:name="Sect1" style:family="section">
      <style:section-properties style:editable="false">
        <style:columns fo:column-count="1" fo:column-gap="0cm"/>
      </style:section-properties>
    </style:style>
    <style:style style:name="Sect2" style:family="section">
      <style:section-properties fo:background-color="#f4f4f4" fo:margin-left="0cm" fo:margin-right="0cm"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3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yth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3"><text:a xlink:type="simple" xlink:href="#__RefHeading___Toc2617_830099706" text:style-name="Index_20_Link" text:visited-style-name="Index_20_Link">Opérateurs :<text:tab/>1</text:a></text:p>
          <text:p text:style-name="P34"><text:a xlink:type="simple" xlink:href="#__RefHeading___Toc2619_830099706" text:style-name="Index_20_Link" text:visited-style-name="Index_20_Link">Opérateurs classique<text:tab/>1</text:a></text:p>
          <text:p text:style-name="P34"><text:a xlink:type="simple" xlink:href="#__RefHeading___Toc2621_830099706" text:style-name="Index_20_Link" text:visited-style-name="Index_20_Link">Division entière et modulo<text:tab/>1</text:a></text:p>
          <text:p text:style-name="P33"><text:a xlink:type="simple" xlink:href="#__RefHeading___Toc2623_830099706" text:style-name="Index_20_Link" text:visited-style-name="Index_20_Link">Nommage d’une variable<text:tab/>2</text:a></text:p>
          <text:p text:style-name="P33"><text:a xlink:type="simple" xlink:href="#__RefHeading___Toc2625_830099706" text:style-name="Index_20_Link" text:visited-style-name="Index_20_Link">Mots-clés de Python<text:tab/>2</text:a></text:p>
          <text:p text:style-name="P33"><text:a xlink:type="simple" xlink:href="#__RefHeading___Toc2627_830099706" text:style-name="Index_20_Link" text:visited-style-name="Index_20_Link">Type de données en Python<text:tab/>2</text:a></text:p>
          <text:p text:style-name="P34"><text:a xlink:type="simple" xlink:href="#__RefHeading___Toc2629_830099706" text:style-name="Index_20_Link" text:visited-style-name="Index_20_Link">Un petit bonus<text:tab/>3</text:a></text:p>
          <text:p text:style-name="P34"><text:a xlink:type="simple" xlink:href="#__RefHeading___Toc2631_830099706" text:style-name="Index_20_Link" text:visited-style-name="Index_20_Link">Quelques trucs et astuces pour vous faciliter la vie<text:tab/>4</text:a></text:p>
          <text:p text:style-name="P33"><text:a xlink:type="simple" xlink:href="#__RefHeading___Toc2633_830099706" text:style-name="Index_20_Link" text:visited-style-name="Index_20_Link">Les fonctions<text:tab/>5</text:a></text:p>
          <text:p text:style-name="P34"><text:a xlink:type="simple" xlink:href="#__RefHeading___Toc2635_830099706" text:style-name="Index_20_Link" text:visited-style-name="Index_20_Link">La fonction « type »<text:tab/>5</text:a></text:p>
          <text:p text:style-name="P34"><text:a xlink:type="simple" xlink:href="#__RefHeading___Toc2637_830099706" text:style-name="Index_20_Link" text:visited-style-name="Index_20_Link">La fonction</text:a><text:a xlink:type="simple" xlink:href="#__RefHeading___Toc2637_830099706" text:style-name="Index_20_Link" text:visited-style-name="Index_20_Link">print</text:a><text:a xlink:type="simple" xlink:href="#__RefHeading___Toc2637_830099706" text:style-name="Index_20_Link" text:visited-style-name="Index_20_Link"><text:tab/>7</text:a></text:p>
          <text:p text:style-name="P33"><text:a xlink:type="simple" xlink:href="#__RefHeading___Toc2639_830099706" text:style-name="Index_20_Link" text:visited-style-name="Index_20_Link">Les commentaires<text:tab/>8</text:a></text:p>
          <text:p text:style-name="P33"><text:a xlink:type="simple" xlink:href="#__RefHeading___Toc2641_830099706" text:style-name="Index_20_Link" text:visited-style-name="Index_20_Link">Les conditions<text:tab/>8</text:a></text:p>
          <text:p text:style-name="P34"><text:a xlink:type="simple" xlink:href="#__RefHeading___Toc2643_830099706" text:style-name="Index_20_Link" text:visited-style-name="Index_20_Link">Les opérateurs de comparaison<text:tab/>8</text:a></text:p>
          <text:p text:style-name="P34"><text:a xlink:type="simple" xlink:href="#__RefHeading___Toc2645_830099706" text:style-name="Index_20_Link" text:visited-style-name="Index_20_Link">Les mots-clés</text:a><text:a xlink:type="simple" xlink:href="#__RefHeading___Toc2645_830099706" text:style-name="Index_20_Link" text:visited-style-name="Index_20_Link">and</text:a><text:a xlink:type="simple" xlink:href="#__RefHeading___Toc2645_830099706" text:style-name="Index_20_Link" text:visited-style-name="Index_20_Link">,</text:a><text:a xlink:type="simple" xlink:href="#__RefHeading___Toc2645_830099706" text:style-name="Index_20_Link" text:visited-style-name="Index_20_Link">or</text:a><text:a xlink:type="simple" xlink:href="#__RefHeading___Toc2645_830099706" text:style-name="Index_20_Link" text:visited-style-name="Index_20_Link">et</text:a><text:a xlink:type="simple" xlink:href="#__RefHeading___Toc2645_830099706" text:style-name="Index_20_Link" text:visited-style-name="Index_20_Link">not</text:a><text:a xlink:type="simple" xlink:href="#__RefHeading___Toc2645_830099706" text:style-name="Index_20_Link" text:visited-style-name="Index_20_Link"><text:tab/>8</text:a></text:p>
          <text:p text:style-name="P33"><text:a xlink:type="simple" xlink:href="#__RefHeading___Toc2647_830099706" text:style-name="Index_20_Link" text:visited-style-name="Index_20_Link">Les boucles<text:tab/>11</text:a></text:p>
          <text:p text:style-name="P34"><text:a xlink:type="simple" xlink:href="#__RefHeading___Toc2649_830099706" text:style-name="Index_20_Link" text:visited-style-name="Index_20_Link">La boucle while<text:tab/>11</text:a></text:p>
          <text:p text:style-name="P34"><text:a xlink:type="simple" xlink:href="#__RefHeading___Toc2651_830099706" text:style-name="Index_20_Link" text:visited-style-name="Index_20_Link">La boucle for<text:tab/>11</text:a></text:p>
          <text:p text:style-name="P34"><text:a xlink:type="simple" xlink:href="#__RefHeading___Toc2653_830099706" text:style-name="Index_20_Link" text:visited-style-name="Index_20_Link">Le mot clé break et continue<text:tab/>11</text:a></text:p>
          <text:p text:style-name="P33"><text:a xlink:type="simple" xlink:href="#__RefHeading___Toc2655_830099706" text:style-name="Index_20_Link" text:visited-style-name="Index_20_Link">Les fonctions<text:tab/>12</text:a></text:p>
          <text:p text:style-name="P36"><text:a xlink:type="simple" xlink:href="#__RefHeading___Toc2657_830099706" text:style-name="Index_20_Link" text:visited-style-name="Index_20_Link">La création de fonctions<text:tab/>12</text:a></text:p>
          <text:p text:style-name="P34"><text:a xlink:type="simple" xlink:href="#__RefHeading___Toc2659_830099706" text:style-name="Index_20_Link" text:visited-style-name="Index_20_Link">L’instruction return<text:tab/>13</text:a></text:p>
          <text:p text:style-name="P34"><text:a xlink:type="simple" xlink:href="#__RefHeading___Toc2661_830099706" text:style-name="Index_20_Link" text:visited-style-name="Index_20_Link">Les fonctions lambda<text:tab/>13</text:a></text:p>
          <text:p text:style-name="P36"><text:a xlink:type="simple" xlink:href="#__RefHeading___Toc2663_830099706" text:style-name="Index_20_Link" text:visited-style-name="Index_20_Link">Syntaxe<text:tab/>13</text:a></text:p>
          <text:p text:style-name="P34"><text:a xlink:type="simple" xlink:href="#__RefHeading___Toc2665_830099706" text:style-name="Index_20_Link" text:visited-style-name="Index_20_Link">La méthode</text:a><text:a xlink:type="simple" xlink:href="#__RefHeading___Toc2665_830099706" text:style-name="Index_20_Link" text:visited-style-name="Index_20_Link">import</text:a><text:a xlink:type="simple" xlink:href="#__RefHeading___Toc2665_830099706" text:style-name="Index_20_Link" text:visited-style-name="Index_20_Link"><text:tab/>15</text:a></text:p>
          <text:p text:style-name="P34"><text:a xlink:type="simple" xlink:href="#__RefHeading___Toc2667_830099706" text:style-name="Index_20_Link" text:visited-style-name="Index_20_Link">Une autre méthode d'importation :</text:a><text:a xlink:type="simple" xlink:href="#__RefHeading___Toc2667_830099706" text:style-name="Index_20_Link" text:visited-style-name="Index_20_Link">from … import …</text:a><text:a xlink:type="simple" xlink:href="#__RefHeading___Toc2667_830099706" text:style-name="Index_20_Link" text:visited-style-name="Index_20_Link"><text:tab/>16</text:a></text:p>
          <text:p text:style-name="P33"><text:a xlink:type="simple" xlink:href="#__RefHeading___Toc2669_830099706" text:style-name="Index_20_Link" text:visited-style-name="Index_20_Link">Gérez les exceptions<text:tab/>17</text:a></text:p>
          <text:p text:style-name="P35"><text:a xlink:type="simple" xlink:href="#__RefHeading___Toc2671_830099706" text:style-name="Index_20_Link" text:visited-style-name="Index_20_Link">Forme minimale du bloc try<text:tab/>17</text:a></text:p>
          <text:p text:style-name="P35"><text:a xlink:type="simple" xlink:href="#__RefHeading___Toc2673_830099706" text:style-name="Index_20_Link" text:visited-style-name="Index_20_Link">Forme plus complète<text:tab/>19</text:a></text:p>
          <text:p text:style-name="P36"><text:a xlink:type="simple" xlink:href="#__RefHeading___Toc2675_830099706" text:style-name="Index_20_Link" text:visited-style-name="Index_20_Link">Exécuter le bloc </text:a><text:a xlink:type="simple" xlink:href="#__RefHeading___Toc2675_830099706" text:style-name="Index_20_Link" text:visited-style-name="Index_20_Link">except</text:a><text:a xlink:type="simple" xlink:href="#__RefHeading___Toc2675_830099706" text:style-name="Index_20_Link" text:visited-style-name="Index_20_Link"> pour un type d'exception précis</text:a><text:a xlink:type="simple" xlink:href="#__RefHeading___Toc2675_830099706" text:style-name="Index_20_Link" text:visited-style-name="Index_20_Link"><text:tab/>19</text:a></text:p>
          <text:p text:style-name="P36"><text:a xlink:type="simple" xlink:href="#__RefHeading___Toc2677_830099706" text:style-name="Index_20_Link" text:visited-style-name="Index_20_Link">Les mots-clés</text:a><text:a xlink:type="simple" xlink:href="#__RefHeading___Toc2677_830099706" text:style-name="Index_20_Link" text:visited-style-name="Index_20_Link">else</text:a><text:a xlink:type="simple" xlink:href="#__RefHeading___Toc2677_830099706" text:style-name="Index_20_Link" text:visited-style-name="Index_20_Link">et</text:a><text:a xlink:type="simple" xlink:href="#__RefHeading___Toc2677_830099706" text:style-name="Index_20_Link" text:visited-style-name="Index_20_Link">finally</text:a><text:a xlink:type="simple" xlink:href="#__RefHeading___Toc2677_830099706" text:style-name="Index_20_Link" text:visited-style-name="Index_20_Link"><text:tab/>22</text:a></text:p>
          <text:p text:style-name="P37"><text:a xlink:type="simple" xlink:href="#__RefHeading___Toc2679_830099706" text:style-name="Index_20_Link" text:visited-style-name="Index_20_Link">Le mot-clé</text:a><text:a xlink:type="simple" xlink:href="#__RefHeading___Toc2679_830099706" text:style-name="Index_20_Link" text:visited-style-name="Index_20_Link">else</text:a><text:a xlink:type="simple" xlink:href="#__RefHeading___Toc2679_830099706" text:style-name="Index_20_Link" text:visited-style-name="Index_20_Link"><text:tab/>22</text:a></text:p>
          <text:p text:style-name="P37"><text:a xlink:type="simple" xlink:href="#__RefHeading___Toc2681_830099706" text:style-name="Index_20_Link" text:visited-style-name="Index_20_Link">Le mot-clé</text:a><text:a xlink:type="simple" xlink:href="#__RefHeading___Toc2681_830099706" text:style-name="Index_20_Link" text:visited-style-name="Index_20_Link">finally</text:a><text:a xlink:type="simple" xlink:href="#__RefHeading___Toc2681_830099706" text:style-name="Index_20_Link" text:visited-style-name="Index_20_Link"><text:tab/>23</text:a></text:p>
          <text:p text:style-name="P36"><text:a xlink:type="simple" xlink:href="#__RefHeading___Toc2683_830099706" text:style-name="Index_20_Link" text:visited-style-name="Index_20_Link">Un petit bonus : le mot-clé</text:a><text:a xlink:type="simple" xlink:href="#__RefHeading___Toc2683_830099706" text:style-name="Index_20_Link" text:visited-style-name="Index_20_Link">pass</text:a><text:a xlink:type="simple" xlink:href="#__RefHeading___Toc2683_830099706" text:style-name="Index_20_Link" text:visited-style-name="Index_20_Link"><text:tab/>24</text:a></text:p>
        </text:index-body>
      </text:table-of-content>
      <text:h text:style-name="Heading_20_1" text:outline-level="1"><text:bookmark-start text:name="__RefHeading___Toc2617_830099706"/>Opérateur<text:span text:style-name="T1">s</text:span> :<text:bookmark-end text:name="__RefHeading___Toc2617_830099706"/></text:h>
      <text:h text:style-name="Heading_20_2" text:outline-level="2"><text:bookmark-start text:name="__RefHeading___Toc2619_830099706"/>Opérateurs classique <text:bookmark-end text:name="__RefHeading___Toc2619_830099706"/></text:h>
      <text:list xml:id="list2751703557" text:style-name="L1">
        <text:list-item>
          <text:p text:style-name="P41">+,-,*,/</text:p>
        </text:list-item>
      </text:list>
      <text:h text:style-name="Heading_20_2" text:outline-level="2"><text:bookmark-start text:name="__RefHeading___Toc2621_830099706"/>Division entière et modulo<text:bookmark-end text:name="__RefHeading___Toc2621_830099706"/></text:h>
      <text:list xml:id="list188976332" text:style-name="L2">
        <text:list-item>
          <text:p text:style-name="P42">// <text:span text:style-name="T1">division entière</text:span></text:p>
        </text:list-item>
        <text:list-item>
          <text:p text:style-name="P42">% <text:span text:style-name="T1">modulo</text:span></text:p>
        </text:list-item>
      </text:list>
      <text:h text:style-name="Heading_20_1" text:outline-level="1"><text:bookmark-start text:name="__RefHeading___Toc2623_830099706"/><text:soft-page-break/>Nommage d’une variable<text:bookmark-end text:name="__RefHeading___Toc2623_830099706"/></text:h>
      <text:p text:style-name="P10"><text:bookmark text:name="r-2231118"/>Une variable doit respecter quelques règles de syntaxe incontournables :</text:p>
      <text:list xml:id="list3651307163" text:style-name="L3">
        <text:list-item>
          <text:p text:style-name="P50"><text:bookmark text:name="r-2231120"/><text:bookmark text:name="r-2231119"/><text:bookmark text:name="r-2231125"/><text:span text:style-name="T2">Le nom de la variable ne peut être composé que de lettres, majuscules ou minuscules, de chiffres et du symbole souligné « _ » (appelé </text:span><text:span text:style-name="Emphasis"><text:span text:style-name="T2">underscore</text:span></text:span><text:span text:style-name="T2"> en anglais).</text:span></text:p>
        </text:list-item>
        <text:list-item>
          <text:p text:style-name="P51"><text:bookmark text:name="r-2231121"/><text:bookmark text:name="r-2231122"/>Le nom de la variable ne peut pas commencer par un chiffre.</text:p>
        </text:list-item>
        <text:list-item>
          <text:p text:style-name="P50"><text:bookmark text:name="r-2231124"/><text:bookmark text:name="r-2231123"/><text:span text:style-name="T2">Le langage Python est sensible à la casse, ce qui signifie que des lettres majuscules et minuscules ne constituent pas la même variable (la variable</text:span><text:span text:style-name="Source_20_Text"><text:span text:style-name="T3">AGE</text:span></text:span><text:span text:style-name="T2">est différente de</text:span><text:span text:style-name="Source_20_Text"><text:span text:style-name="T3">aGe</text:span></text:span><text:span text:style-name="T2">, elle-même différente de</text:span><text:span text:style-name="Source_20_Text"><text:span text:style-name="T3">age</text:span></text:span><text:span text:style-name="T2">).</text:span></text:p>
        </text:list-item>
      </text:list>
      <text:p text:style-name="P5"><text:span text:style-name="T17">Au-delà de ces règles de syntaxe incontournables, il existe des conventions définies par les programmeurs eux-mêmes. L'une d'elles, que j'ai tendance à utiliser assez souvent, consiste à écrire la variable en minuscules et à remplacer les espaces éventuels par un espace souligné « _ ». Si je dois créer une variable contenant mon âge, elle se nommera donc</text:span><text:span text:style-name="Source_20_Text"><text:span text:style-name="T18">mon_age</text:span></text:span><text:span text:style-name="T17">. Une autre convention utilisée consiste à passer en majuscule le premier caractère de chaque mot, à l'exception du premier mot constituant la variable. La variable contenant mon âge se nommerait alors</text:span><text:span text:style-name="Source_20_Text"><text:span text:style-name="T18">monAge</text:span></text:span><text:span text:style-name="T17">.</text:span><text:span text:style-name="T43"> </text:span></text:p>
      <text:p text:style-name="P6"/>
      <text:h text:style-name="Heading_20_1" text:outline-level="1"><text:bookmark-start text:name="__RefHeading___Toc2625_830099706"/>Mots-clés de Python<text:bookmark-end text:name="__RefHeading___Toc2625_830099706"/></text:h>
      <text:p text:style-name="P8"><text:bookmark text:name="r-2231223"/><text:bookmark text:name="r-2231158"/><text:bookmark text:name="r-2231224"/></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19"><text:bookmark text:name="r-2231148"/><text:bookmark text:name="r-2231149"/><text:span text:style-name="Source_20_Text"><text:span text:style-name="T42">and</text:span></text:span><text:bookmark text:name="r-2231151"/></text:p>
          </table:table-cell>
          <table:table-cell table:style-name="Tableau1.A1" office:value-type="string">
            <text:p text:style-name="P19"><text:bookmark text:name="r-2231150"/><text:span text:style-name="Source_20_Text"><text:span text:style-name="T42">del</text:span></text:span><text:bookmark text:name="r-2231153"/></text:p>
          </table:table-cell>
          <table:table-cell table:style-name="Tableau1.A1" office:value-type="string">
            <text:p text:style-name="P19"><text:bookmark text:name="r-2231152"/><text:span text:style-name="Source_20_Text"><text:span text:style-name="T42">from</text:span></text:span><text:bookmark text:name="r-2231155"/></text:p>
          </table:table-cell>
          <table:table-cell table:style-name="Tableau1.A1" office:value-type="string">
            <text:p text:style-name="P19"><text:bookmark text:name="r-2231154"/><text:span text:style-name="Source_20_Text"><text:span text:style-name="T42">none</text:span></text:span><text:bookmark text:name="r-2231157"/></text:p>
          </table:table-cell>
          <table:table-cell table:style-name="Tableau1.A1" office:value-type="string">
            <text:p text:style-name="P19"><text:bookmark text:name="r-2231156"/><text:span text:style-name="Source_20_Text"><text:span text:style-name="T42">true</text:span></text:span><text:bookmark text:name="r-2231160"/><text:bookmark text:name="r-2231169"/></text:p>
          </table:table-cell>
        </table:table-row>
        <table:table-row table:style-name="Tableau1.2">
          <table:table-cell table:style-name="Tableau1.A1" office:value-type="string">
            <text:p text:style-name="P19"><text:bookmark text:name="r-2231159"/><text:span text:style-name="Source_20_Text"><text:span text:style-name="T42">as</text:span></text:span><text:bookmark text:name="r-2231162"/></text:p>
          </table:table-cell>
          <table:table-cell table:style-name="Tableau1.A1" office:value-type="string">
            <text:p text:style-name="P19"><text:bookmark text:name="r-2231161"/><text:span text:style-name="Source_20_Text"><text:span text:style-name="T42">elif</text:span></text:span><text:bookmark text:name="r-2231164"/></text:p>
          </table:table-cell>
          <table:table-cell table:style-name="Tableau1.A1" office:value-type="string">
            <text:p text:style-name="P19"><text:bookmark text:name="r-2231163"/><text:span text:style-name="Source_20_Text"><text:span text:style-name="T42">global</text:span></text:span><text:bookmark text:name="r-2231166"/></text:p>
          </table:table-cell>
          <table:table-cell table:style-name="Tableau1.A1" office:value-type="string">
            <text:p text:style-name="P19"><text:bookmark text:name="r-2231165"/><text:span text:style-name="Source_20_Text"><text:span text:style-name="T42">nonlocal</text:span></text:span><text:bookmark text:name="r-2231168"/></text:p>
          </table:table-cell>
          <table:table-cell table:style-name="Tableau1.A1" office:value-type="string">
            <text:p text:style-name="P19"><text:bookmark text:name="r-2231167"/><text:span text:style-name="Source_20_Text"><text:span text:style-name="T42">try</text:span></text:span><text:bookmark text:name="r-2231171"/><text:bookmark text:name="r-2231180"/></text:p>
          </table:table-cell>
        </table:table-row>
        <table:table-row table:style-name="Tableau1.1">
          <table:table-cell table:style-name="Tableau1.A1" office:value-type="string">
            <text:p text:style-name="P19"><text:bookmark text:name="r-2231170"/><text:span text:style-name="Source_20_Text"><text:span text:style-name="T42">assert</text:span></text:span><text:bookmark text:name="r-2231173"/></text:p>
          </table:table-cell>
          <table:table-cell table:style-name="Tableau1.A1" office:value-type="string">
            <text:p text:style-name="P19"><text:bookmark text:name="r-2231172"/><text:span text:style-name="Source_20_Text"><text:span text:style-name="T42">else</text:span></text:span><text:bookmark text:name="r-2231175"/></text:p>
          </table:table-cell>
          <table:table-cell table:style-name="Tableau1.A1" office:value-type="string">
            <text:p text:style-name="P19"><text:bookmark text:name="r-2231174"/><text:span text:style-name="Source_20_Text"><text:span text:style-name="T42">if</text:span></text:span><text:bookmark text:name="r-2231177"/></text:p>
          </table:table-cell>
          <table:table-cell table:style-name="Tableau1.A1" office:value-type="string">
            <text:p text:style-name="P19"><text:bookmark text:name="r-2231176"/><text:span text:style-name="Source_20_Text"><text:span text:style-name="T42">not</text:span></text:span><text:bookmark text:name="r-2231179"/></text:p>
          </table:table-cell>
          <table:table-cell table:style-name="Tableau1.A1" office:value-type="string">
            <text:p text:style-name="P19"><text:bookmark text:name="r-2231178"/><text:span text:style-name="Source_20_Text"><text:span text:style-name="T42">while</text:span></text:span><text:bookmark text:name="r-2231182"/><text:bookmark text:name="r-2231191"/></text:p>
          </table:table-cell>
        </table:table-row>
        <table:table-row table:style-name="Tableau1.2">
          <table:table-cell table:style-name="Tableau1.A1" office:value-type="string">
            <text:p text:style-name="P19"><text:bookmark text:name="r-2231181"/><text:span text:style-name="Source_20_Text"><text:span text:style-name="T42">break</text:span></text:span><text:bookmark text:name="r-2231184"/></text:p>
          </table:table-cell>
          <table:table-cell table:style-name="Tableau1.A1" office:value-type="string">
            <text:p text:style-name="P19"><text:bookmark text:name="r-2231183"/><text:span text:style-name="Source_20_Text"><text:span text:style-name="T42">except</text:span></text:span><text:bookmark text:name="r-2231186"/></text:p>
          </table:table-cell>
          <table:table-cell table:style-name="Tableau1.A1" office:value-type="string">
            <text:p text:style-name="P19"><text:bookmark text:name="r-2231185"/><text:span text:style-name="Source_20_Text"><text:span text:style-name="T42">import</text:span></text:span><text:bookmark text:name="r-2231188"/></text:p>
          </table:table-cell>
          <table:table-cell table:style-name="Tableau1.A1" office:value-type="string">
            <text:p text:style-name="P19"><text:bookmark text:name="r-2231187"/><text:span text:style-name="Source_20_Text"><text:span text:style-name="T42">or</text:span></text:span><text:bookmark text:name="r-2231190"/></text:p>
          </table:table-cell>
          <table:table-cell table:style-name="Tableau1.A1" office:value-type="string">
            <text:p text:style-name="P19"><text:bookmark text:name="r-2231189"/><text:span text:style-name="Source_20_Text"><text:span text:style-name="T42">with</text:span></text:span><text:bookmark text:name="r-2231193"/><text:bookmark text:name="r-2231202"/></text:p>
          </table:table-cell>
        </table:table-row>
        <table:table-row table:style-name="Tableau1.1">
          <table:table-cell table:style-name="Tableau1.A1" office:value-type="string">
            <text:p text:style-name="P19"><text:bookmark text:name="r-2231192"/><text:span text:style-name="Source_20_Text"><text:span text:style-name="T42">class</text:span></text:span><text:bookmark text:name="r-2231195"/></text:p>
          </table:table-cell>
          <table:table-cell table:style-name="Tableau1.A1" office:value-type="string">
            <text:p text:style-name="P19"><text:bookmark text:name="r-2231194"/><text:span text:style-name="Source_20_Text"><text:span text:style-name="T42">false</text:span></text:span><text:bookmark text:name="r-2231197"/></text:p>
          </table:table-cell>
          <table:table-cell table:style-name="Tableau1.A1" office:value-type="string">
            <text:p text:style-name="P19"><text:bookmark text:name="r-2231196"/><text:span text:style-name="Source_20_Text"><text:span text:style-name="T42">in</text:span></text:span><text:bookmark text:name="r-2231199"/></text:p>
          </table:table-cell>
          <table:table-cell table:style-name="Tableau1.A1" office:value-type="string">
            <text:p text:style-name="P19"><text:bookmark text:name="r-2231198"/><text:span text:style-name="Source_20_Text"><text:span text:style-name="T42">pass</text:span></text:span><text:bookmark text:name="r-2231201"/></text:p>
          </table:table-cell>
          <table:table-cell table:style-name="Tableau1.A1" office:value-type="string">
            <text:p text:style-name="P19"><text:bookmark text:name="r-2231200"/><text:span text:style-name="Source_20_Text"><text:span text:style-name="T42">yield</text:span></text:span><text:bookmark text:name="r-2231204"/><text:bookmark text:name="r-2231212"/></text:p>
          </table:table-cell>
        </table:table-row>
        <table:table-row table:style-name="Tableau1.2">
          <table:table-cell table:style-name="Tableau1.A1" office:value-type="string">
            <text:p text:style-name="P19"><text:bookmark text:name="r-2231203"/><text:span text:style-name="Source_20_Text"><text:span text:style-name="T42">continue</text:span></text:span><text:bookmark text:name="r-2231206"/></text:p>
          </table:table-cell>
          <table:table-cell table:style-name="Tableau1.A1" office:value-type="string">
            <text:p text:style-name="P19"><text:bookmark text:name="r-2231205"/><text:span text:style-name="Source_20_Text"><text:span text:style-name="T42">finally</text:span></text:span><text:bookmark text:name="r-2231208"/></text:p>
          </table:table-cell>
          <table:table-cell table:style-name="Tableau1.A1" office:value-type="string">
            <text:p text:style-name="P19"><text:bookmark text:name="r-2231207"/><text:span text:style-name="Source_20_Text"><text:span text:style-name="T42">is</text:span></text:span><text:bookmark text:name="r-2231210"/></text:p>
          </table:table-cell>
          <table:table-cell table:style-name="Tableau1.A1" office:value-type="string">
            <text:p text:style-name="P19"><text:bookmark text:name="r-2231209"/><text:span text:style-name="Source_20_Text"><text:span text:style-name="T42">raise</text:span></text:span><text:bookmark text:name="r-2231211"/></text:p>
          </table:table-cell>
          <table:table-cell table:style-name="Tableau1.A1" office:value-type="string">
            <text:p text:style-name="P3"><text:bookmark text:name="r-2393296"/> <text:bookmark text:name="r-2231214"/><text:bookmark text:name="r-2231222"/></text:p>
          </table:table-cell>
        </table:table-row>
        <table:table-row table:style-name="Tableau1.1">
          <table:table-cell table:style-name="Tableau1.A1" office:value-type="string">
            <text:p text:style-name="P19"><text:bookmark text:name="r-2231213"/><text:span text:style-name="Source_20_Text"><text:span text:style-name="T42">def</text:span></text:span><text:bookmark text:name="r-2231216"/></text:p>
          </table:table-cell>
          <table:table-cell table:style-name="Tableau1.A1" office:value-type="string">
            <text:p text:style-name="P19"><text:bookmark text:name="r-2231215"/><text:span text:style-name="Source_20_Text"><text:span text:style-name="T42">for</text:span></text:span><text:bookmark text:name="r-2231218"/></text:p>
          </table:table-cell>
          <table:table-cell table:style-name="Tableau1.A1" office:value-type="string">
            <text:p text:style-name="P19"><text:bookmark text:name="r-2231217"/><text:span text:style-name="Source_20_Text"><text:span text:style-name="T42">lambda</text:span></text:span><text:bookmark text:name="r-2231220"/></text:p>
          </table:table-cell>
          <table:table-cell table:style-name="Tableau1.A1" office:value-type="string">
            <text:p text:style-name="P19"><text:bookmark text:name="r-2231219"/><text:span text:style-name="Source_20_Text"><text:span text:style-name="T42">return</text:span></text:span><text:bookmark text:name="r-2231221"/></text:p>
          </table:table-cell>
          <table:table-cell table:style-name="Tableau1.A1" office:value-type="string">
            <text:p text:style-name="P3"><text:bookmark text:name="r-2393297"/> </text:p>
          </table:table-cell>
        </table:table-row>
      </table:table>
      <text:p text:style-name="P7"/>
      <text:p text:style-name="P7"/>
      <text:h text:style-name="Heading_20_1" text:outline-level="1"><text:bookmark-start text:name="__RefHeading___Toc2627_830099706"/>Type de données en Python<text:bookmark-end text:name="__RefHeading___Toc2627_830099706"/></text:h>
      <text:list xml:id="list1688211168" text:style-name="L4">
        <text:list-item>
          <text:p text:style-name="P43">Les entiers :<text:span text:style-name="T45"> int</text:span></text:p>
        </text:list-item>
        <text:list-item>
          <text:p text:style-name="P43">Les nombres flottants : <text:span text:style-name="T45">float</text:span></text:p>
        </text:list-item>
        <text:list-item>
          <text:p text:style-name="P43">Les chaînes de caractères : </text:p>
          <text:list>
            <text:list-item>
              <text:p text:style-name="P44"><text:bookmark text:name="r-2231245"/><text:soft-page-break/>On peut écrire une chaîne de caractères de différentes façons :</text:p>
            </text:list-item>
            <text:list-item text:style-override="L5">
              <text:p text:style-name="P52"><text:bookmark text:name="r-2231246"/><text:bookmark text:name="r-2231247"/><text:bookmark text:name="r-2231252"/><text:span text:style-name="T2">entre guillemets (</text:span><text:span text:style-name="Source_20_Text"><text:span text:style-name="T3">"ceci est une chaîne de caractères"</text:span></text:span><text:span text:style-name="T2">) ;</text:span></text:p>
            </text:list-item>
            <text:list-item text:style-override="L5">
              <text:p text:style-name="P52"><text:bookmark text:name="r-2231248"/><text:bookmark text:name="r-2231249"/><text:span text:style-name="T2">entre apostrophes (</text:span><text:span text:style-name="Source_20_Text"><text:span text:style-name="T3">'ceci est une chaîne de caractères'</text:span></text:span><text:span text:style-name="T2">) ;</text:span></text:p>
            </text:list-item>
            <text:list-item text:style-override="L5">
              <text:p text:style-name="P52"><text:bookmark text:name="r-2231250"/><text:bookmark text:name="r-2231251"/><text:span text:style-name="T2">entre triples guillemets (</text:span><text:span text:style-name="Source_20_Text"><text:span text:style-name="T3">"""ceci est une chaîne de caractères"""</text:span></text:span><text:span text:style-name="T2">).</text:span></text:p>
            </text:list-item>
            <text:list-item text:style-override="L5">
              <text:p text:style-name="P56"><text:span text:style-name="T2">Caractère pour échapper les caractèe spéciaux : « </text:span><text:span text:style-name="T4">\ </text:span><text:span text:style-name="T2">»</text:span></text:p>
            </text:list-item>
            <text:list-item text:style-override="L5">
              <text:p text:style-name="P56"><text:span text:style-name="T2">saut de ligne : « </text:span><text:span text:style-name="T4">\n</text:span><text:span text:style-name="T2"> »</text:span></text:p>
              <text:p text:style-name="P57"><text:bookmark text:name="r-2231263"/>Utiliser les triples guillemets pour encadrer une chaîne de caractères dispense d'échapper les guillemets et apostrophes, et permet d'écrire plusieurs lignes sans symboliser les retours à la ligne au moyen de « \n ».</text:p>
            </text:list-item>
          </text:list>
        </text:list-item>
      </text:list>
      <text:p text:style-name="P1"><text:span text:style-name="Source_20_Text"><text:span text:style-name="T5"/></text:span></text:p>
      <text:p text:style-name="P1"><text:bookmark text:name="r-2231264"/><text:span text:style-name="Source_20_Text"><text:span text:style-name="T27">&gt;&gt;&gt; chaine3 = """Ceci est un nouvel</text:span></text:span></text:p>
      <text:p text:style-name="P1"><text:span text:style-name="Source_20_Text"><text:span text:style-name="T27">... essai sur plusieurs</text:span></text:span></text:p>
      <text:p text:style-name="P1"><text:span text:style-name="Source_20_Text"><text:span text:style-name="T27">... lignes"""</text:span></text:span></text:p>
      <text:p text:style-name="P1"><text:span text:style-name="Source_20_Text"><text:span text:style-name="T27">&gt;&gt;&gt;</text:span></text:span></text:p>
      <text:list xml:id="list104556444365242" text:continue-list="list1688211168" text:style-name="L5">
        <text:list-item>
          <text:list>
            <text:list-header>
              <text:p text:style-name="P58"/>
            </text:list-header>
          </text:list>
        </text:list-item>
      </text:list>
      <text:h text:style-name="Heading_20_2" text:outline-level="2"><text:bookmark-start text:name="__RefHeading___Toc2629_830099706"/><text:bookmark text:name="r-2231276"/>Un petit bonus<text:bookmark-end text:name="__RefHeading___Toc2629_830099706"/></text:h>
      <text:p text:style-name="P9"><text:bookmark text:name="r-2231270"/>Au chapitre précédent, nous avons vu les opérateurs « classiques » pour manipuler des nombres mais aussi, comme on le verra plus tard, d'autres types de données. D'autres opérateurs ont été créés afin de simplifier la manipulation des variables.</text:p>
      <text:p text:style-name="P9"><text:bookmark text:name="r-2231271"/>Vous serez amenés par la suite, et assez régulièrement, à incrémenter des variables. L'incrémentation désigne l'augmentation de la valeur d'une variable d'un certain nombre. Jusqu'ici, j'ai procédé comme ci-dessous pour augmenter une variable de 1 :</text:p>
      <text:p text:style-name="P1"><text:bookmark text:name="r-2231272"/><text:span text:style-name="Source_20_Text"><text:span text:style-name="T21">variable </text:span></text:span><text:span text:style-name="Source_20_Text"><text:span text:style-name="T28">=</text:span></text:span><text:span text:style-name="Source_20_Text"><text:span text:style-name="T21"> variable </text:span></text:span><text:span text:style-name="Source_20_Text"><text:span text:style-name="T28">+</text:span></text:span><text:span text:style-name="Source_20_Text"><text:span text:style-name="T21"> </text:span></text:span><text:span text:style-name="Source_20_Text"><text:span text:style-name="T30">1</text:span></text:span></text:p>
      <text:p text:style-name="P9"><text:bookmark text:name="r-2231273"/><text:soft-page-break/>Cette syntaxe est claire et intuitive mais assez longue, et les programmeurs, tout le monde le sait, sont des fainéants nés. On a donc trouvé plus court.</text:p>
      <text:p text:style-name="P1"><text:bookmark text:name="r-2231274"/><text:span text:style-name="Source_20_Text"><text:span text:style-name="T21">variable </text:span></text:span><text:span text:style-name="Source_20_Text"><text:span text:style-name="T28">+=</text:span></text:span><text:span text:style-name="Source_20_Text"><text:span text:style-name="T21"> </text:span></text:span><text:span text:style-name="Source_20_Text"><text:span text:style-name="T30">1</text:span></text:span></text:p>
      <text:p text:style-name="P21"><text:bookmark text:name="r-2231275"/><text:span text:style-name="T12">L'opérateur</text:span><text:span text:style-name="Source_20_Text"><text:span text:style-name="T15">+=</text:span></text:span><text:span text:style-name="T12">revient à ajouter à la variable la valeur qui suit l'opérateur. Les opérateurs -=, *= et /= existent également, bien qu'ils soient moins utilisés.</text:span></text:p>
      <text:h text:style-name="Heading_20_2" text:outline-level="2"><text:bookmark-start text:name="__RefHeading___Toc2631_830099706"/><text:bookmark text:name="r-2231285"/>Quelques trucs et astuces pour vous faciliter la vie<text:bookmark-end text:name="__RefHeading___Toc2631_830099706"/></text:h>
      <text:p text:style-name="P9"><text:bookmark text:name="r-2231277"/>Python propose un moyen simple de permuter deux variables (échanger leur valeur). Dans d'autres langages, il est nécessaire de passer par une troisième variable qui retient l'une des deux valeurs… ici c'est bien plus simple :</text:p>
      <text:p text:style-name="P1"><text:bookmark text:name="r-2231278"/><text:span text:style-name="Source_20_Text"><text:span text:style-name="T21">&gt;&gt;&gt; a = 5</text:span></text:span></text:p>
      <text:p text:style-name="P1"><text:span text:style-name="Source_20_Text"><text:span text:style-name="T21">&gt;&gt;&gt; b = 32</text:span></text:span></text:p>
      <text:p text:style-name="P1"><text:span text:style-name="Source_20_Text"><text:span text:style-name="T21">&gt;&gt;&gt; a,b = b,a # permutation</text:span></text:span></text:p>
      <text:p text:style-name="P1"><text:span text:style-name="Source_20_Text"><text:span text:style-name="T21">&gt;&gt;&gt; a</text:span></text:span></text:p>
      <text:p text:style-name="P1"><text:span text:style-name="Source_20_Text"><text:span text:style-name="T21">32</text:span></text:span></text:p>
      <text:p text:style-name="P1"><text:span text:style-name="Source_20_Text"><text:span text:style-name="T21">&gt;&gt;&gt; b</text:span></text:span></text:p>
      <text:p text:style-name="P1"><text:span text:style-name="Source_20_Text"><text:span text:style-name="T21">5</text:span></text:span></text:p>
      <text:p text:style-name="P1"><text:span text:style-name="Source_20_Text"><text:span text:style-name="T21">&gt;&gt;&gt;</text:span></text:span></text:p>
      <text:p text:style-name="P21"><text:bookmark text:name="r-2231279"/><text:span text:style-name="T12">Comme vous le voyez, après l'exécution de la ligne 3, les variables</text:span><text:span text:style-name="Source_20_Text"><text:span text:style-name="T15">a</text:span></text:span><text:span text:style-name="T12">et</text:span><text:span text:style-name="Source_20_Text"><text:span text:style-name="T15">b</text:span></text:span><text:span text:style-name="T12">ont échangé leurs valeurs. On retrouvera cette distribution d'affectation bien plus loin.</text:span></text:p>
      <text:p text:style-name="P9"><text:bookmark text:name="r-2231280"/>On peut aussi affecter assez simplement une même valeur à plusieurs variables :</text:p>
      <text:p text:style-name="P1"><text:bookmark text:name="r-2231281"/><text:soft-page-break/><text:span text:style-name="Source_20_Text"><text:span text:style-name="T21">&gt;&gt;&gt; x = y = 3</text:span></text:span></text:p>
      <text:p text:style-name="P1"><text:span text:style-name="Source_20_Text"><text:span text:style-name="T21">&gt;&gt;&gt; x</text:span></text:span></text:p>
      <text:p text:style-name="P1"><text:span text:style-name="Source_20_Text"><text:span text:style-name="T21">3</text:span></text:span></text:p>
      <text:p text:style-name="P1"><text:span text:style-name="Source_20_Text"><text:span text:style-name="T21">&gt;&gt;&gt; y</text:span></text:span></text:p>
      <text:p text:style-name="P1"><text:span text:style-name="Source_20_Text"><text:span text:style-name="T21">3</text:span></text:span></text:p>
      <text:p text:style-name="P1"><text:span text:style-name="Source_20_Text"><text:span text:style-name="T21">&gt;&gt;&gt;</text:span></text:span></text:p>
      <text:p text:style-name="P9"><text:bookmark text:name="r-2231282"/>Enfin, ce n'est pas encore d'actualité pour vous mais sachez qu'on peut couper une instruction Python, pour l'écrire sur deux lignes ou plus.</text:p>
      <text:p text:style-name="P1"><text:bookmark text:name="r-2231283"/><text:span text:style-name="Source_20_Text"><text:span text:style-name="T21">&gt;&gt;&gt; 1 + 4 - 3 * 19 + 33 - 45 * 2 + (8 - 3) \</text:span></text:span></text:p>
      <text:p text:style-name="P1"><text:span text:style-name="Source_20_Text"><text:span text:style-name="T21">... -6 + 23.5</text:span></text:span></text:p>
      <text:p text:style-name="P1"><text:span text:style-name="Source_20_Text"><text:span text:style-name="T21">-86.5</text:span></text:span></text:p>
      <text:p text:style-name="P1"><text:span text:style-name="Source_20_Text"><text:span text:style-name="T21">&gt;&gt;&gt;</text:span></text:span></text:p>
      <text:p text:style-name="P9"><text:bookmark text:name="r-2231284"/>Comme vous le voyez, le symbole « \ » permet, avant un saut de ligne, d'indiquer à Python que « cette instruction se poursuit à la ligne suivante ». Vous pouvez ainsi morceler votre instruction sur plusieurs lignes.</text:p>
      <text:h text:style-name="Heading_20_1" text:outline-level="1"><text:bookmark-start text:name="__RefHeading___Toc2633_830099706"/>Les fonctions<text:bookmark-end text:name="__RefHeading___Toc2633_830099706"/></text:h>
      <text:h text:style-name="Heading_20_2" text:outline-level="2"><text:bookmark-start text:name="__RefHeading___Toc2635_830099706"/><text:bookmark text:name="r-2231310"/>La fonction « type »<text:bookmark-end text:name="__RefHeading___Toc2635_830099706"/></text:h>
      <text:p text:style-name="P10"><text:bookmark text:name="r-2231298"/>Dans la partie précédente, je vous ai présenté les types de données simples, du moins une partie d'entre eux. Une des grandes puissances de Python est qu'il comprend automatiquement de quel <text:soft-page-break/>type est une variable et cela lors de son affectation. Mais il est pratique de pouvoir savoir de quel type est une variable.</text:p>
      <text:p text:style-name="P10"><text:bookmark text:name="r-2231299"/>La syntaxe de cette fonction est simple :</text:p>
      <text:p text:style-name="P1"><text:bookmark text:name="r-2231300"/><text:span text:style-name="Source_20_Text"><text:span text:style-name="T32">type</text:span></text:span><text:span text:style-name="Source_20_Text"><text:span text:style-name="T22">(nom_de_la_variable)</text:span></text:span></text:p>
      <text:p text:style-name="P10"><text:bookmark text:name="r-2231301"/>La fonction renvoie le type de la variable passée en paramètre. Vu que nous sommes dans l'interpréteur de commandes, cette valeur sera affichée. Si vous saisissez dans l'interpréteur les lignes suivantes :</text:p>
      <text:p text:style-name="P1"><text:bookmark text:name="r-2231302"/><text:span text:style-name="Source_20_Text"><text:span text:style-name="T22">&gt;&gt;&gt; a = 3</text:span></text:span></text:p>
      <text:p text:style-name="P1"><text:span text:style-name="Source_20_Text"><text:span text:style-name="T22">&gt;&gt;&gt; type(a)</text:span></text:span></text:p>
      <text:p text:style-name="P10"><text:bookmark text:name="r-2231303"/>Vous obtenez :</text:p>
      <text:p text:style-name="P1"><text:bookmark text:name="r-2231304"/><text:span text:style-name="Source_20_Text"><text:span text:style-name="T22">&lt;class 'int'&gt;</text:span></text:span></text:p>
      <text:p text:style-name="P21"><text:bookmark text:name="r-2231305"/><text:span text:style-name="T17">Python vous indique donc que la variable</text:span><text:span text:style-name="Source_20_Text"><text:span text:style-name="T18">a</text:span></text:span><text:span text:style-name="T17">appartient à la classe des entiers. Cette notion de classe ne sera pas approfondie avant bien des chapitres mais sachez qu'on peut la rapprocher d'un type de donnée.</text:span></text:p>
      <text:p text:style-name="P10"><text:bookmark text:name="r-2231306"/>Vous pouvez faire le test sans passer par des variables :</text:p>
      <text:p text:style-name="P1"><text:bookmark text:name="r-2231307"/><text:span text:style-name="Source_20_Text"><text:span text:style-name="T22">&gt;&gt;&gt; type(3.4)</text:span></text:span></text:p>
      <text:p text:style-name="P1"><text:span text:style-name="Source_20_Text"><text:span text:style-name="T22">&lt;class 'float'&gt;</text:span></text:span></text:p>
      <text:p text:style-name="P1"><text:span text:style-name="Source_20_Text"><text:span text:style-name="T22">&gt;&gt;&gt; type("un essai")</text:span></text:span></text:p>
      <text:p text:style-name="P1"><text:span text:style-name="Source_20_Text"><text:span text:style-name="T22">&lt;class 'str'&gt;</text:span></text:span></text:p>
      <text:p text:style-name="P1"><text:span text:style-name="Source_20_Text"><text:span text:style-name="T22">&gt;&gt;&gt;</text:span></text:span></text:p>
      <text:p text:style-name="P20"><text:bookmark text:name="r-2231308"/><text:soft-page-break/><text:span text:style-name="Source_20_Text"><text:span text:style-name="T44">str</text:span></text:span><text:span text:style-name="T43">est l'abréviation de « string » qui signifie chaîne (sous-entendu, de caractères) en anglais.</text:span></text:p>
      <text:h text:style-name="Heading_20_2" text:outline-level="2"><text:bookmark-start text:name="__RefHeading___Toc2637_830099706"/><text:bookmark text:name="r-2231327"/><text:span text:style-name="T19">La fonction</text:span><text:span text:style-name="Source_20_Text"><text:span text:style-name="T20">print</text:span></text:span><text:bookmark-end text:name="__RefHeading___Toc2637_830099706"/></text:h>
      <text:p text:style-name="P21"><text:bookmark text:name="r-2231311"/><text:span text:style-name="T17">La fonction</text:span><text:span text:style-name="Source_20_Text"><text:span text:style-name="T18">print</text:span></text:span><text:span text:style-name="T17">permet d'afficher la valeur d'une ou plusieurs variables.</text:span></text:p>
      <text:section text:style-name="Sect2" text:name="r-2231313">
        <text:p text:style-name="P29"><text:bookmark text:name="r-2231312"/>Mais… on ne fait pas exactement la même chose en saisissant juste le nom de la variable dans l'interpréteur ?</text:p>
      </text:section>
      <text:p text:style-name="P10"><text:bookmark text:name="r-2231314"/>Oui et non. L'interpréteur affiche bien la valeur de la variable car il affiche automatiquement tout ce qu'il peut, pour pouvoir suivre les étapes d'un programme. Cependant, quand vous ne travaillerez plus avec l'interpréteur, taper simplement le nom de la variable n'aura aucun effet. De plus, et vous l'aurez sans doute remarqué, l'interpréteur entoure les chaînes de caractères de délimiteurs et affiche les caractères d'échappement, tout ceci encore pour des raisons de clarté.</text:p>
      <text:p text:style-name="P21"><text:bookmark text:name="r-2231315"/><text:span text:style-name="T17">La fonction</text:span><text:span text:style-name="Source_20_Text"><text:span text:style-name="T18">print</text:span></text:span><text:span text:style-name="T17">est dédiée à l'affichage uniquement. Le nombre de ses paramètres est variable, c'est-à-dire que vous pouvez lui demander d'afficher une ou plusieurs variables. Considérez cet exemple :</text:span></text:p>
      <text:p text:style-name="P1"><text:bookmark text:name="r-2231316"/><text:span text:style-name="Source_20_Text"><text:span text:style-name="T22">&gt;&gt;&gt; a = 3</text:span></text:span></text:p>
      <text:p text:style-name="P1"><text:span text:style-name="Source_20_Text"><text:span text:style-name="T22">&gt;&gt;&gt; print(a)</text:span></text:span></text:p>
      <text:p text:style-name="P1"><text:span text:style-name="Source_20_Text"><text:span text:style-name="T22">&gt;&gt;&gt; a = a + 3</text:span></text:span></text:p>
      <text:p text:style-name="P1"><text:span text:style-name="Source_20_Text"><text:span text:style-name="T22">&gt;&gt;&gt; b = a - 2</text:span></text:span></text:p>
      <text:p text:style-name="P1"><text:span text:style-name="Source_20_Text"><text:span text:style-name="T22">&gt;&gt;&gt; print("a =", a, "et b =", b)</text:span></text:span></text:p>
      <text:p text:style-name="P21"><text:bookmark text:name="r-2231317"/><text:span text:style-name="T17">Le premier </text:span><text:span text:style-name="Emphasis"><text:span text:style-name="T17">appel</text:span></text:span><text:span text:style-name="T17"> à</text:span><text:span text:style-name="Source_20_Text"><text:span text:style-name="T18">print</text:span></text:span><text:span text:style-name="T17">se contente d'afficher la valeur de la variable</text:span><text:span text:style-name="Source_20_Text"><text:span text:style-name="T18">a</text:span></text:span><text:span text:style-name="T17">, c'est-à-dire « 3 ».<text:line-break/>Le second appel à</text:span><text:span text:style-name="Source_20_Text"><text:span text:style-name="T18">print</text:span></text:span><text:span text:style-name="T17">affiche :</text:span></text:p>
      <text:p text:style-name="P1"><text:bookmark text:name="r-2231318"/><text:span text:style-name="Source_20_Text"><text:span text:style-name="T22">a = 6 et b = 4</text:span></text:span></text:p>
      <text:p text:style-name="P21"><text:bookmark text:name="r-2231319"/><text:span text:style-name="T17">Ce deuxième appel à</text:span><text:span text:style-name="Source_20_Text"><text:span text:style-name="T18">print</text:span></text:span><text:span text:style-name="T17">est peut-être un peu plus dur à comprendre. En fait, on passe quatre paramètres à</text:span><text:span text:style-name="Source_20_Text"><text:span text:style-name="T18">print</text:span></text:span><text:span text:style-name="T17">, deux chaînes de caractères et les variables</text:span><text:span text:style-name="Source_20_Text"><text:span text:style-name="T18">a</text:span></text:span><text:span text:style-name="T17">et</text:span><text:span text:style-name="Source_20_Text"><text:span text:style-name="T18">b</text:span></text:span><text:span text:style-name="T17">. Quand Python interprète cet </text:span><text:soft-page-break/><text:span text:style-name="T17">appel de fonction, il va afficher les paramètres dans l'ordre de passage, en les séparant par un espace.</text:span></text:p>
      <text:p text:style-name="P10"><text:bookmark text:name="r-2231320"/>Relisez bien cet exemple, il montre tout l'intérêt des fonctions. Si vous avez du mal à le comprendre dans son ensemble, décortiquez-le en prenant indépendamment chaque paramètre.</text:p>
      <text:p text:style-name="P21"><text:bookmark text:name="r-2231321"/><text:span text:style-name="T17">Testez l'utilisation de</text:span><text:span text:style-name="Source_20_Text"><text:span text:style-name="T18">print</text:span></text:span><text:span text:style-name="T17">avec d'autres types de données et en insérant des chaînes avec des sauts de lignes et des caractères échappés, pour bien vous rendre compte de la différence.</text:span></text:p>
      <text:p text:style-name="Text_20_body"/>
      <text:h text:style-name="P38" text:outline-level="1"><text:bookmark-start text:name="__RefHeading___Toc2639_830099706"/>Les commentaires<text:bookmark-end text:name="__RefHeading___Toc2639_830099706"/></text:h>
      <text:p text:style-name="P26">Commencer la ligne par <text:span text:style-name="T45">#</text:span></text:p>
      <text:h text:style-name="Heading_20_1" text:outline-level="1"><text:bookmark-start text:name="__RefHeading___Toc2641_830099706"/>Les conditions<text:bookmark-end text:name="__RefHeading___Toc2641_830099706"/></text:h>
      <text:p text:style-name="P2"><text:span text:style-name="T46">&gt;&gt;&gt;</text:span> <text:span text:style-name="T46">if</text:span> a <text:span text:style-name="T46">&gt;</text:span> <text:span text:style-name="T47">0</text:span>: <text:span text:style-name="T48"># Positif</text:span> </text:p>
      <text:p text:style-name="P18">... <text:span text:style-name="T46">print</text:span>(<text:span text:style-name="T49">"a est positif."</text:span>) </text:p>
      <text:p text:style-name="P18">... <text:span text:style-name="T46">elif</text:span> a <text:span text:style-name="T46">&lt;</text:span> <text:span text:style-name="T47">0</text:span>: <text:span text:style-name="T48"># Négatif</text:span> </text:p>
      <text:p text:style-name="P18">... <text:span text:style-name="T46">print</text:span>(<text:span text:style-name="T49">"a est négatif."</text:span>) </text:p>
      <text:p text:style-name="P18">... <text:span text:style-name="T46">else</text:span>: <text:span text:style-name="T48"># Nul</text:span> </text:p>
      <text:p text:style-name="P18"><text:span text:style-name="T46">print</text:span>(<text:span text:style-name="T49">"a est nul."</text:span>)</text:p>
      <text:p text:style-name="Text_20_body"/>
      <text:h text:style-name="Heading_20_2" text:outline-level="2"><text:bookmark-start text:name="__RefHeading___Toc2643_830099706"/><text:bookmark text:name="r-2231456"/>Les opérateurs de comparaison<text:bookmark-end text:name="__RefHeading___Toc2643_830099706"/></text:h>
      <text:p text:style-name="Standard"><text:bookmark text:name="r-2231421"/><text:bookmark text:name="r-2231420"/><text:bookmark text:name="r-2231453"/></text:p>
      <table:table table:name="Tableau2" table:style-name="Tableau2">
        <table:table-column table:style-name="Tableau2.A"/>
        <table:table-column table:style-name="Tableau2.B"/>
        <table:table-header-rows>
          <table:table-row table:style-name="Tableau2.1">
            <table:table-cell table:style-name="Tableau2.A1" office:value-type="string">
              <text:p text:style-name="P4"><text:bookmark text:name="r-2231416"/><text:bookmark text:name="r-2231417"/>Opérateur<text:bookmark text:name="r-2231419"/></text:p>
            </table:table-cell>
            <table:table-cell table:style-name="Tableau2.A1" office:value-type="string">
              <text:p text:style-name="P4"><text:bookmark text:name="r-2231418"/>Signification littérale<text:bookmark text:name="r-2231423"/><text:bookmark text:name="r-2231426"/><text:bookmark text:name="r-2231452"/></text:p>
            </table:table-cell>
          </table:table-row>
        </table:table-header-rows>
        <table:table-row table:style-name="Tableau2.2">
          <table:table-cell table:style-name="Tableau2.A1" office:value-type="string">
            <text:p text:style-name="P3"><text:bookmark text:name="r-2231422"/>&lt;<text:bookmark text:name="r-2231425"/></text:p>
          </table:table-cell>
          <table:table-cell table:style-name="Tableau2.A1" office:value-type="string">
            <text:p text:style-name="P3"><text:bookmark text:name="r-2231424"/>Strictement inférieur à<text:bookmark text:name="r-2231428"/><text:bookmark text:name="r-2231431"/></text:p>
          </table:table-cell>
        </table:table-row>
        <table:table-row table:style-name="Tableau2.3">
          <table:table-cell table:style-name="Tableau2.A1" office:value-type="string">
            <text:p text:style-name="P3"><text:bookmark text:name="r-2231427"/>&gt;<text:bookmark text:name="r-2231430"/></text:p>
          </table:table-cell>
          <table:table-cell table:style-name="Tableau2.A1" office:value-type="string">
            <text:p text:style-name="P3"><text:bookmark text:name="r-2231429"/>Strictement supérieur à<text:bookmark text:name="r-2231433"/><text:bookmark text:name="r-2231436"/></text:p>
          </table:table-cell>
        </table:table-row>
        <table:table-row table:style-name="Tableau2.4">
          <table:table-cell table:style-name="Tableau2.A1" office:value-type="string">
            <text:p text:style-name="P3"><text:bookmark text:name="r-2231432"/>&lt;=<text:bookmark text:name="r-2231435"/></text:p>
          </table:table-cell>
          <table:table-cell table:style-name="Tableau2.A1" office:value-type="string">
            <text:p text:style-name="P3"><text:bookmark text:name="r-2231434"/>Inférieur ou égal à<text:bookmark text:name="r-2231438"/><text:bookmark text:name="r-2231441"/></text:p>
          </table:table-cell>
        </table:table-row>
        <table:table-row table:style-name="Tableau2.5">
          <table:table-cell table:style-name="Tableau2.A1" office:value-type="string">
            <text:p text:style-name="P3"><text:bookmark text:name="r-2231437"/>&gt;=<text:bookmark text:name="r-2231440"/></text:p>
          </table:table-cell>
          <table:table-cell table:style-name="Tableau2.A1" office:value-type="string">
            <text:p text:style-name="P3"><text:bookmark text:name="r-2231439"/>Supérieur ou égal à<text:bookmark text:name="r-2231443"/><text:bookmark text:name="r-2231446"/></text:p>
          </table:table-cell>
        </table:table-row>
        <table:table-row table:style-name="Tableau2.6">
          <table:table-cell table:style-name="Tableau2.A1" office:value-type="string">
            <text:p text:style-name="P3"><text:bookmark text:name="r-2231442"/>==<text:bookmark text:name="r-2231445"/></text:p>
          </table:table-cell>
          <table:table-cell table:style-name="Tableau2.A1" office:value-type="string">
            <text:p text:style-name="P3"><text:bookmark text:name="r-2231444"/>Égal à<text:bookmark text:name="r-2231448"/><text:bookmark text:name="r-2231451"/></text:p>
          </table:table-cell>
        </table:table-row>
        <table:table-row table:style-name="Tableau2.7">
          <table:table-cell table:style-name="Tableau2.A1" office:value-type="string">
            <text:p text:style-name="P3"><text:bookmark text:name="r-2231447"/>!=<text:bookmark text:name="r-2231450"/></text:p>
          </table:table-cell>
          <table:table-cell table:style-name="Tableau2.A1" office:value-type="string">
            <text:p text:style-name="P3"><text:bookmark text:name="r-2231449"/>Différent de</text:p>
          </table:table-cell>
        </table:table-row>
      </table:table>
      <text:p text:style-name="Text_20_body"/>
      <text:h text:style-name="Heading_20_2" text:outline-level="2"><text:bookmark-start text:name="__RefHeading___Toc2645_830099706"/><text:bookmark text:name="r-2231481"/><text:span text:style-name="T38">Les mots-clés</text:span><text:span text:style-name="Source_20_Text"><text:span text:style-name="T39">and</text:span></text:span><text:span text:style-name="T38">,</text:span><text:span text:style-name="Source_20_Text"><text:span text:style-name="T39">or</text:span></text:span><text:span text:style-name="T38">et</text:span><text:span text:style-name="Source_20_Text"><text:span text:style-name="T39">not</text:span></text:span><text:bookmark-end text:name="__RefHeading___Toc2645_830099706"/></text:h>
      <text:p text:style-name="P11"><text:bookmark text:name="r-2231467"/>Il arrive souvent que nos conditions doivent tester plusieurs prédicats, par exemple quand l'on cherche à vérifier si une variable quelconque, de type entier, se trouve dans un intervalle précis (c'est-à-dire comprise entre deux nombres). Avec nos méthodes actuelles, le plus simple serait d'écrire :</text:p>
      <text:p text:style-name="P1"><text:bookmark text:name="r-2231468"/><text:soft-page-break/><text:span text:style-name="Source_20_Text"><text:span text:style-name="T35"># On fait un test pour savoir si a est comprise dans l'intervalle allant de 2 à 8 inclus</text:span></text:span></text:p>
      <text:p text:style-name="P1"><text:span text:style-name="Source_20_Text"><text:span text:style-name="T24">a </text:span></text:span><text:span text:style-name="Source_20_Text"><text:span text:style-name="T29">=</text:span></text:span><text:span text:style-name="Source_20_Text"><text:span text:style-name="T24"> </text:span></text:span><text:span text:style-name="Source_20_Text"><text:span text:style-name="T31">5</text:span></text:span></text:p>
      <text:p text:style-name="P1"><text:span text:style-name="Source_20_Text"><text:span text:style-name="T29">if</text:span></text:span><text:span text:style-name="Source_20_Text"><text:span text:style-name="T24"> a </text:span></text:span><text:span text:style-name="Source_20_Text"><text:span text:style-name="T29">&gt;=</text:span></text:span><text:span text:style-name="Source_20_Text"><text:span text:style-name="T24"> </text:span></text:span><text:span text:style-name="Source_20_Text"><text:span text:style-name="T31">2</text:span></text:span><text:span text:style-name="Source_20_Text"><text:span text:style-name="T24">:</text:span></text:span></text:p>
      <text:p text:style-name="P1"><text:span text:style-name="Source_20_Text"><text:span text:style-name="T25"><text:s text:c="4"/></text:span></text:span><text:span text:style-name="Source_20_Text"><text:span text:style-name="T29">if</text:span></text:span><text:span text:style-name="Source_20_Text"><text:span text:style-name="T24"> a </text:span></text:span><text:span text:style-name="Source_20_Text"><text:span text:style-name="T29">&lt;=</text:span></text:span><text:span text:style-name="Source_20_Text"><text:span text:style-name="T24"> </text:span></text:span><text:span text:style-name="Source_20_Text"><text:span text:style-name="T31">8</text:span></text:span><text:span text:style-name="Source_20_Text"><text:span text:style-name="T24">:</text:span></text:span></text:p>
      <text:p text:style-name="P1"><text:span text:style-name="Source_20_Text"><text:span text:style-name="T26"><text:s text:c="4"/></text:span></text:span><text:span text:style-name="Source_20_Text"><text:span text:style-name="T25"><text:s text:c="4"/></text:span></text:span><text:span text:style-name="Source_20_Text"><text:span text:style-name="T29">print</text:span></text:span><text:span text:style-name="Source_20_Text"><text:span text:style-name="T24">(</text:span></text:span><text:span text:style-name="Source_20_Text"><text:span text:style-name="T36">"a est dans l'intervalle."</text:span></text:span><text:span text:style-name="Source_20_Text"><text:span text:style-name="T24">)</text:span></text:span></text:p>
      <text:p text:style-name="P1"><text:span text:style-name="Source_20_Text"><text:span text:style-name="T25"><text:s text:c="4"/></text:span></text:span><text:span text:style-name="Source_20_Text"><text:span text:style-name="T29">else</text:span></text:span><text:span text:style-name="Source_20_Text"><text:span text:style-name="T24">:</text:span></text:span></text:p>
      <text:p text:style-name="P1"><text:span text:style-name="Source_20_Text"><text:span text:style-name="T26"><text:s text:c="4"/></text:span></text:span><text:span text:style-name="Source_20_Text"><text:span text:style-name="T25"><text:s text:c="4"/></text:span></text:span><text:span text:style-name="Source_20_Text"><text:span text:style-name="T29">print</text:span></text:span><text:span text:style-name="Source_20_Text"><text:span text:style-name="T24">(</text:span></text:span><text:span text:style-name="Source_20_Text"><text:span text:style-name="T36">"a n'est pas dans l'intervalle."</text:span></text:span><text:span text:style-name="Source_20_Text"><text:span text:style-name="T24">)</text:span></text:span></text:p>
      <text:p text:style-name="P1"><text:span text:style-name="Source_20_Text"><text:span text:style-name="T29">else</text:span></text:span><text:span text:style-name="Source_20_Text"><text:span text:style-name="T24">:</text:span></text:span></text:p>
      <text:p text:style-name="P1"><text:span text:style-name="Source_20_Text"><text:span text:style-name="T25"><text:s text:c="4"/></text:span></text:span><text:span text:style-name="Source_20_Text"><text:span text:style-name="T29">print</text:span></text:span><text:span text:style-name="Source_20_Text"><text:span text:style-name="T24">(</text:span></text:span><text:span text:style-name="Source_20_Text"><text:span text:style-name="T36">"a n'est pas dans l'intervalle."</text:span></text:span><text:span text:style-name="Source_20_Text"><text:span text:style-name="T24">)</text:span></text:span></text:p>
      <text:p text:style-name="P21"><text:bookmark text:name="r-2231469"/><text:span text:style-name="T40">Cela marche mais c'est assez lourd, d'autant que, pour être sûr qu'un message soit affiché à chaque fois, il faut fermer chacune des deux conditions à l'aide d'un</text:span><text:span text:style-name="Source_20_Text"><text:span text:style-name="T41">else</text:span></text:span><text:span text:style-name="T40">(la seconde étant imbriquée dans la première). Si vous avez du mal à comprendre cet exemple, prenez le temps de le décortiquer, ligne par ligne, il n'y a rien de compliqué.</text:span></text:p>
      <text:p text:style-name="P21"><text:bookmark text:name="r-2231470"/><text:span text:style-name="T40">Il existe cependant le mot clé</text:span><text:span text:style-name="Source_20_Text"><text:span text:style-name="T41">and</text:span></text:span><text:span text:style-name="T40">(qui signifie « et » en anglais) qui va nous rendre ici un fier service. En effet, on cherche à tester à la fois si</text:span><text:span text:style-name="Source_20_Text"><text:span text:style-name="T41">a</text:span></text:span><text:span text:style-name="T40">est supérieur ou égal à 2 et inférieur ou égal à 8. On peut donc réduire ainsi les conditions imbriquées :</text:span></text:p>
      <text:p text:style-name="P1"><text:bookmark text:name="r-2231471"/><text:span text:style-name="Source_20_Text"><text:span text:style-name="T29">if</text:span></text:span><text:span text:style-name="Source_20_Text"><text:span text:style-name="T24"> a</text:span></text:span><text:span text:style-name="Source_20_Text"><text:span text:style-name="T29">&gt;=</text:span></text:span><text:span text:style-name="Source_20_Text"><text:span text:style-name="T31">2</text:span></text:span><text:span text:style-name="Source_20_Text"><text:span text:style-name="T24"> </text:span></text:span><text:span text:style-name="Source_20_Text"><text:span text:style-name="T29">and</text:span></text:span><text:span text:style-name="Source_20_Text"><text:span text:style-name="T24"> a</text:span></text:span><text:span text:style-name="Source_20_Text"><text:span text:style-name="T29">&lt;=</text:span></text:span><text:span text:style-name="Source_20_Text"><text:span text:style-name="T31">8</text:span></text:span><text:span text:style-name="Source_20_Text"><text:span text:style-name="T24">:</text:span></text:span></text:p>
      <text:p text:style-name="P1"><text:soft-page-break/><text:span text:style-name="Source_20_Text"><text:span text:style-name="T25"><text:s text:c="4"/></text:span></text:span><text:span text:style-name="Source_20_Text"><text:span text:style-name="T29">print</text:span></text:span><text:span text:style-name="Source_20_Text"><text:span text:style-name="T24">(</text:span></text:span><text:span text:style-name="Source_20_Text"><text:span text:style-name="T36">"a est dans l'intervalle."</text:span></text:span><text:span text:style-name="Source_20_Text"><text:span text:style-name="T24">)</text:span></text:span></text:p>
      <text:p text:style-name="P1"><text:span text:style-name="Source_20_Text"><text:span text:style-name="T29">else</text:span></text:span><text:span text:style-name="Source_20_Text"><text:span text:style-name="T24">:</text:span></text:span></text:p>
      <text:p text:style-name="P1"><text:span text:style-name="Source_20_Text"><text:span text:style-name="T25"><text:s text:c="4"/></text:span></text:span><text:span text:style-name="Source_20_Text"><text:span text:style-name="T29">print</text:span></text:span><text:span text:style-name="Source_20_Text"><text:span text:style-name="T24">(</text:span></text:span><text:span text:style-name="Source_20_Text"><text:span text:style-name="T36">"a n'est pas dans l'intervalle."</text:span></text:span><text:span text:style-name="Source_20_Text"><text:span text:style-name="T24">)</text:span></text:span></text:p>
      <text:p text:style-name="P11"><text:bookmark text:name="r-2231472"/>Simple et bien plus compréhensible, avouez-le.</text:p>
      <text:p text:style-name="P21"><text:bookmark text:name="r-2231473"/><text:span text:style-name="T40">Sur le même mode, il existe le mot clé</text:span><text:span text:style-name="Source_20_Text"><text:span text:style-name="T41">or</text:span></text:span><text:span text:style-name="T40">qui signifie cette fois « ou ». Nous allons prendre le même exemple, sauf que nous allons évaluer notre condition différemment.</text:span></text:p>
      <text:p text:style-name="P21"><text:bookmark text:name="r-2231474"/><text:span text:style-name="T40">Nous allons chercher à savoir si</text:span><text:span text:style-name="Source_20_Text"><text:span text:style-name="T41">a</text:span></text:span><text:span text:style-name="T40">n'est pas dans l'intervalle. La variable ne se trouve pas dans l'intervalle si elle est inférieure à 2 ou supérieure à 8. Voici donc le code :</text:span></text:p>
      <text:p text:style-name="P1"><text:bookmark text:name="r-2231475"/><text:span text:style-name="Source_20_Text"><text:span text:style-name="T29">if</text:span></text:span><text:span text:style-name="Source_20_Text"><text:span text:style-name="T24"> a</text:span></text:span><text:span text:style-name="Source_20_Text"><text:span text:style-name="T29">&lt;</text:span></text:span><text:span text:style-name="Source_20_Text"><text:span text:style-name="T31">2</text:span></text:span><text:span text:style-name="Source_20_Text"><text:span text:style-name="T24"> </text:span></text:span><text:span text:style-name="Source_20_Text"><text:span text:style-name="T29">or</text:span></text:span><text:span text:style-name="Source_20_Text"><text:span text:style-name="T24"> a</text:span></text:span><text:span text:style-name="Source_20_Text"><text:span text:style-name="T29">&gt;</text:span></text:span><text:span text:style-name="Source_20_Text"><text:span text:style-name="T31">8</text:span></text:span><text:span text:style-name="Source_20_Text"><text:span text:style-name="T24">:</text:span></text:span></text:p>
      <text:p text:style-name="P1"><text:span text:style-name="Source_20_Text"><text:span text:style-name="T25"><text:s text:c="4"/></text:span></text:span><text:span text:style-name="Source_20_Text"><text:span text:style-name="T29">print</text:span></text:span><text:span text:style-name="Source_20_Text"><text:span text:style-name="T24">(</text:span></text:span><text:span text:style-name="Source_20_Text"><text:span text:style-name="T36">"a n'est pas dans l'intervalle."</text:span></text:span><text:span text:style-name="Source_20_Text"><text:span text:style-name="T24">)</text:span></text:span></text:p>
      <text:p text:style-name="P1"><text:span text:style-name="Source_20_Text"><text:span text:style-name="T29">else</text:span></text:span><text:span text:style-name="Source_20_Text"><text:span text:style-name="T24">:</text:span></text:span></text:p>
      <text:p text:style-name="P1"><text:span text:style-name="Source_20_Text"><text:span text:style-name="T25"><text:s text:c="4"/></text:span></text:span><text:span text:style-name="Source_20_Text"><text:span text:style-name="T29">print</text:span></text:span><text:span text:style-name="Source_20_Text"><text:span text:style-name="T24">(</text:span></text:span><text:span text:style-name="Source_20_Text"><text:span text:style-name="T36">"a est dans l'intervalle."</text:span></text:span><text:span text:style-name="Source_20_Text"><text:span text:style-name="T24">)</text:span></text:span></text:p>
      <text:p text:style-name="P21"><text:bookmark text:name="r-2231476"/><text:span text:style-name="T40">Enfin, il existe le mot clé</text:span><text:span text:style-name="Source_20_Text"><text:span text:style-name="T41">not</text:span></text:span><text:span text:style-name="T40">qui « inverse » un prédicat. Le prédicat</text:span><text:span text:style-name="Source_20_Text"><text:span text:style-name="T41">not a==5</text:span></text:span><text:span text:style-name="T40">équivaut donc à</text:span><text:span text:style-name="Source_20_Text"><text:span text:style-name="T41">a!=5</text:span></text:span><text:span text:style-name="T40">.</text:span></text:p>
      <text:p text:style-name="P21"><text:bookmark text:name="r-2231477"/><text:span text:style-name="Source_20_Text"><text:span text:style-name="T41">not</text:span></text:span><text:span text:style-name="T40">rend la syntaxe plus claire. Pour cet exemple, j'ajoute à la liste un nouveau mot clé,</text:span><text:span text:style-name="Source_20_Text"><text:span text:style-name="T41">is</text:span></text:span><text:span text:style-name="T40">, qui teste l'égalité non pas des valeurs de deux variables, mais de leurs références. Je ne vais pas rentrer dans le détail de ce mécanisme avant longtemps. Il vous suffit de savoir que pour les entiers, les flottants et les booléens, c'est strictement la même chose. Mais pour tester une égalité entre variables dont le type est plus complexe, préférez l'opérateur « == ». Revenons à cette démonstration :</text:span></text:p>
      <text:p text:style-name="P1"><text:bookmark text:name="r-2231478"/><text:soft-page-break/><text:span text:style-name="Source_20_Text"><text:span text:style-name="T24">&gt;&gt;&gt; majeur = False</text:span></text:span></text:p>
      <text:p text:style-name="P1"><text:span text:style-name="Source_20_Text"><text:span text:style-name="T24">&gt;&gt;&gt; if majeur is not True:</text:span></text:span></text:p>
      <text:p text:style-name="P1"><text:span text:style-name="Source_20_Text"><text:span text:style-name="T24">... <text:s text:c="4"/>print("Vous n'êtes pas encore majeur.")</text:span></text:span></text:p>
      <text:p text:style-name="P1"><text:span text:style-name="Source_20_Text"><text:span text:style-name="T24">... </text:span></text:span></text:p>
      <text:p text:style-name="P1"><text:span text:style-name="Source_20_Text"><text:span text:style-name="T24">Vous n'êtes pas encore majeur.</text:span></text:span></text:p>
      <text:p text:style-name="P1"><text:span text:style-name="Source_20_Text"><text:span text:style-name="T24">&gt;&gt;&gt;</text:span></text:span></text:p>
      <text:p text:style-name="P27"/>
      <text:h text:style-name="Heading_20_1" text:outline-level="1"><text:bookmark-start text:name="__RefHeading___Toc2647_830099706"/>Les boucles<text:bookmark-end text:name="__RefHeading___Toc2647_830099706"/></text:h>
      <text:h text:style-name="Heading_20_2" text:outline-level="2"><text:bookmark-start text:name="__RefHeading___Toc2649_830099706"/>La boucle while<text:bookmark-end text:name="__RefHeading___Toc2649_830099706"/></text:h>
      <text:p text:style-name="Text_20_body"><draw:frame text:anchor-type="paragraph" draw:z-index="0" draw:name="Forme1" draw:style-name="gr3" draw:text-style-name="P61" svg:width="8.127cm" svg:height="4.871cm" svg:x="0.076cm" svg:y="0.596cm"><draw:text-box><text:p><text:span text:style-name="T58">nb </text:span><text:span text:style-name="T59">=</text:span><text:span text:style-name="T58"> </text:span><text:span text:style-name="T59">7</text:span><text:span text:style-name="T58"> </text:span><text:span text:style-name="T60"># On garde la variable contenant le nombre dont on veut la table de multiplication</text:span></text:p><text:p><text:span text:style-name="T58">i </text:span><text:span text:style-name="T59">=</text:span><text:span text:style-name="T58"> </text:span><text:span text:style-name="T59">0</text:span><text:span text:style-name="T58"> </text:span><text:span text:style-name="T60"># C'est notre variable compteur que nous allons incrémenter dans la boucle</text:span></text:p><text:p><text:span text:style-name="T58"/></text:p><text:p><text:span text:style-name="T61">while</text:span><text:span text:style-name="T58"> i </text:span><text:span text:style-name="T59">&lt;</text:span><text:span text:style-name="T58"> </text:span><text:span text:style-name="T59">10</text:span><text:span text:style-name="T58">: </text:span><text:span text:style-name="T60"># Tant que i est strictement inférieure à 10</text:span></text:p><text:p><text:span text:style-name="T58"><text:s text:c="4"/></text:span><text:span text:style-name="T61">print</text:span><text:span text:style-name="T58">(i </text:span><text:span text:style-name="T59">+</text:span><text:span text:style-name="T58"> </text:span><text:span text:style-name="T59">1</text:span><text:span text:style-name="T58">, </text:span><text:span text:style-name="T62">"*"</text:span><text:span text:style-name="T58">, nb, </text:span><text:span text:style-name="T62">"="</text:span><text:span text:style-name="T58">, (i </text:span><text:span text:style-name="T59">+</text:span><text:span text:style-name="T58"> </text:span><text:span text:style-name="T59">1</text:span><text:span text:style-name="T58">) </text:span><text:span text:style-name="T59">*</text:span><text:span text:style-name="T58"> nb)</text:span></text:p><text:p><text:span text:style-name="T58"><text:s text:c="4"/></text:span><text:span text:style-name="T58">i </text:span><text:span text:style-name="T59">+=</text:span><text:span text:style-name="T58"> </text:span><text:span text:style-name="T59">1</text:span><text:span text:style-name="T58"> </text:span><text:span text:style-name="T60"># On incrémente i de 1 à chaque tour de boucle</text:span></text:p></draw:text-box></draw:frame></text:p>
      <text:p text:style-name="Text_20_body"/>
      <text:p text:style-name="Text_20_body"/>
      <text:p text:style-name="Text_20_body"/>
      <text:p text:style-name="Text_20_body"/>
      <text:p text:style-name="Text_20_body"/>
      <text:h text:style-name="Heading_20_2" text:outline-level="2"><text:bookmark-start text:name="__RefHeading___Toc2651_830099706"/>La boucle for<text:bookmark-end text:name="__RefHeading___Toc2651_830099706"/></text:h>
      <text:p text:style-name="Text_20_body"><draw:frame text:anchor-type="paragraph" draw:z-index="1" draw:name="Forme2" draw:style-name="gr2" draw:text-style-name="P61" svg:width="9.582cm" svg:height="2.326cm" svg:x="0.037cm" svg:y="0.4cm"><draw:text-box><text:p><text:span text:style-name="T53">chaine </text:span><text:span text:style-name="T54">=</text:span><text:span text:style-name="T53"> </text:span><text:span text:style-name="T56">"Bonjour les ZER0S"</text:span></text:p><text:p><text:span text:style-name="T52">for</text:span><text:span text:style-name="T53"> lettre </text:span><text:span text:style-name="T57">in</text:span><text:span text:style-name="T53"> chaine:</text:span></text:p><text:p><text:span text:style-name="T53"><text:s text:c="4"/></text:span><text:span text:style-name="T52">print</text:span><text:span text:style-name="T53">(lettre)</text:span></text:p></draw:text-box></draw:frame></text:p>
      <text:p text:style-name="Text_20_body"/>
      <text:p text:style-name="Text_20_body"/>
      <text:p text:style-name="Text_20_body"/>
      <text:h text:style-name="Heading_20_2" text:outline-level="2"><text:bookmark-start text:name="__RefHeading___Toc2653_830099706"/>Le mot clé break et continue<text:bookmark-end text:name="__RefHeading___Toc2653_830099706"/></text:h>
      <text:p text:style-name="P28"><draw:frame text:anchor-type="paragraph" draw:z-index="2" draw:name="Forme3" draw:style-name="gr1" draw:text-style-name="P61" svg:width="13.876cm" svg:height="6.818cm" svg:x="0.093cm" svg:y="0.416cm"><draw:text-box><text:p><text:span text:style-name="T52">while</text:span><text:span text:style-name="T53"> </text:span><text:span text:style-name="T54">1</text:span><text:span text:style-name="T53">: </text:span><text:span text:style-name="T55"># 1 est toujours vrai -&gt; boucle infinie</text:span></text:p><text:p><text:span text:style-name="T53"><text:s text:c="4"/></text:span><text:span text:style-name="T53">lettre </text:span><text:span text:style-name="T54">=</text:span><text:span text:style-name="T53"> </text:span><text:span text:style-name="T52">input</text:span><text:span text:style-name="T53">(</text:span><text:span text:style-name="T56">"Tapez 'Q' pour quitter : "</text:span><text:span text:style-name="T53">)</text:span></text:p><text:p><text:span text:style-name="T53"><text:s text:c="4"/></text:span><text:span text:style-name="T52">if</text:span><text:span text:style-name="T53"> lettre </text:span><text:span text:style-name="T54">==</text:span><text:span text:style-name="T53"> </text:span><text:span text:style-name="T56">"Q"</text:span><text:span text:style-name="T53">:</text:span></text:p><text:p><text:span text:style-name="T53"><text:s text:c="8"/></text:span><text:span text:style-name="T52">print</text:span><text:span text:style-name="T53">(</text:span><text:span text:style-name="T56">"Fin de la boucle"</text:span><text:span text:style-name="T53">)</text:span></text:p><text:p><text:span text:style-name="T53"><text:s text:c="8"/></text:span><text:span text:style-name="T53">Break</text:span></text:p><text:p><text:span text:style-name="T53"/></text:p><text:p><text:span text:style-name="T53">i </text:span><text:span text:style-name="T54">=</text:span><text:span text:style-name="T53"> </text:span><text:span text:style-name="T54">1</text:span></text:p><text:p><text:span text:style-name="T52">while</text:span><text:span text:style-name="T53"> i </text:span><text:span text:style-name="T54">&lt;</text:span><text:span text:style-name="T53"> </text:span><text:span text:style-name="T54">20</text:span><text:span text:style-name="T53">: </text:span><text:span text:style-name="T55"># Tant que i est inférieure à 20</text:span></text:p><text:p><text:span text:style-name="T53"><text:s text:c="4"/></text:span><text:span text:style-name="T52">if</text:span><text:span text:style-name="T53"> i </text:span><text:span text:style-name="T54">%</text:span><text:span text:style-name="T53"> </text:span><text:span text:style-name="T54">3</text:span><text:span text:style-name="T53"> </text:span><text:span text:style-name="T54">==</text:span><text:span text:style-name="T53"> </text:span><text:span text:style-name="T54">0</text:span><text:span text:style-name="T53">:</text:span></text:p><text:p><text:span text:style-name="T53"><text:s text:c="8"/></text:span><text:span text:style-name="T53">i </text:span><text:span text:style-name="T54">+=</text:span><text:span text:style-name="T53"> </text:span><text:span text:style-name="T54">4</text:span><text:span text:style-name="T53"> </text:span><text:span text:style-name="T55"># On ajoute 4 à i</text:span></text:p><text:p><text:span text:style-name="T53"><text:s text:c="8"/></text:span><text:span text:style-name="T52">print</text:span><text:span text:style-name="T53">(</text:span><text:span text:style-name="T56">"On incrémente i de 4. i est maintenant égale à"</text:span><text:span text:style-name="T53">, i)</text:span></text:p><text:p><text:span text:style-name="T53"><text:s text:c="8"/></text:span><text:span text:style-name="T52">continue</text:span><text:span text:style-name="T53"> </text:span><text:span text:style-name="T55"># On retourne au while sans exécuter les autres lignes</text:span></text:p><text:p><text:span text:style-name="T53"><text:s text:c="4"/></text:span><text:span text:style-name="T52">print</text:span><text:span text:style-name="T53">(</text:span><text:span text:style-name="T56">"La variable i ="</text:span><text:span text:style-name="T53">, i)</text:span></text:p><text:p><text:span text:style-name="T53"><text:s text:c="4"/></text:span><text:span text:style-name="T53">i </text:span><text:span text:style-name="T54">+=</text:span><text:span text:style-name="T53"> </text:span><text:span text:style-name="T54">1</text:span><text:span text:style-name="T53"> </text:span><text:span text:style-name="T55"># Dans le cas classique on ajoute juste 1 à i</text:span></text:p></draw:text-box></draw:frame></text:p>
      <text:p text:style-name="P28"/>
      <text:p text:style-name="P28"/>
      <text:p text:style-name="P28"><text:soft-page-break/></text:p>
      <text:p text:style-name="P28"/>
      <text:p text:style-name="P28"/>
      <text:p text:style-name="P28"/>
      <text:p text:style-name="P28"/>
      <text:p text:style-name="P28"/>
      <text:p text:style-name="P28"/>
      <text:p text:style-name="P28"/>
      <text:h text:style-name="Heading_20_1" text:outline-level="1"><text:bookmark-start text:name="__RefHeading___Toc2655_830099706"/>Les fonctions<text:bookmark-end text:name="__RefHeading___Toc2655_830099706"/></text:h>
      <text:h text:style-name="P14" text:outline-level="4"><text:bookmark-start text:name="__RefHeading___Toc2657_830099706"/><text:bookmark text:name="r-2231670"/>La création de fonctions<text:bookmark-end text:name="__RefHeading___Toc2657_830099706"/></text:h>
      <text:p text:style-name="P9"><text:bookmark text:name="r-2231638"/>Nous allons, pour illustrer cet exemple, reprendre le code de la table de multiplication, que nous avons vu au chapitre précédent et qui, décidément, n'en finit pas de vous poursuivre.</text:p>
      <text:p text:style-name="P21"><text:bookmark text:name="r-2231639"/><text:span text:style-name="T12">Nous allons emprisonner notre code calculant la table de multiplication par 7 dans une fonction que nous appellerons</text:span><text:span text:style-name="Source_20_Text"><text:span text:style-name="T15">table_par_7</text:span></text:span><text:span text:style-name="T12">.</text:span></text:p>
      <text:p text:style-name="P9"><text:bookmark text:name="r-2231640"/>On crée une fonction selon le schéma suivant :</text:p>
      <text:p text:style-name="P1"><text:bookmark text:name="r-2231641"/><text:span text:style-name="Source_20_Text"><text:span text:style-name="T28">def</text:span></text:span><text:span text:style-name="Source_20_Text"><text:span text:style-name="T21"> nom_de_la_fonction(parametre1, parametre2, parametre3, parametreN):</text:span></text:span></text:p>
      <text:p text:style-name="P1"><text:span text:style-name="Source_20_Text"><text:span text:style-name="T23"><text:s text:c="4"/></text:span></text:span><text:span text:style-name="Source_20_Text"><text:span text:style-name="T34"># Bloc d'instructions</text:span></text:span></text:p>
      <text:p text:style-name="P9"><text:bookmark text:name="r-2231642"/>Les blocs d'instructions nous courent après aussi, quel enfer. Si l'on décortique la ligne de définition de la fonction, on trouve dans l'ordre :</text:p>
      <text:list xml:id="list219141160" text:style-name="L6">
        <text:list-item>
          <text:p text:style-name="P53"><text:bookmark text:name="r-2231651"/><text:bookmark text:name="r-2231644"/><text:bookmark text:name="r-2231643"/><text:span text:style-name="Source_20_Text"><text:span text:style-name="T6">def</text:span></text:span><text:span text:style-name="T8">, mot-clé qui est l'abréviation de « define » (définir, en anglais) et qui constitue le prélude à toute construction de fonction.</text:span></text:p>
        </text:list-item>
        <text:list-item>
          <text:p text:style-name="P59"><text:bookmark text:name="r-2231646"/><text:bookmark text:name="r-2231645"/>Le nom de la fonction, qui se nomme exactement comme une variable (nous verrons par la suite que ce n'est pas par hasard). N'utilisez pas un nom de variable déjà instanciée pour nommer une fonction.</text:p>
        </text:list-item>
        <text:list-item>
          <text:p text:style-name="P59"><text:bookmark text:name="r-2231648"/><text:bookmark text:name="r-2231647"/>La liste des paramètres qui seront fournis lors d'un appel à la fonction. Les paramètres sont séparés par des virgules et la liste est encadrée par des <text:soft-page-break/>parenthèses ouvrante et fermante (là encore, les espaces sont optionnels mais améliorent la lisibilité).</text:p>
        </text:list-item>
        <text:list-item>
          <text:p text:style-name="P59"><text:bookmark text:name="r-2231650"/><text:bookmark text:name="r-2231649"/>Les deux points, encore et toujours, qui clôturent la ligne.</text:p>
        </text:list-item>
      </text:list>
      <text:p text:style-name="Text_20_body"/>
      <text:h text:style-name="Heading_20_2" text:outline-level="2"><text:bookmark-start text:name="__RefHeading___Toc2659_830099706"/>L’instruction return<text:bookmark-end text:name="__RefHeading___Toc2659_830099706"/></text:h>
      <text:p text:style-name="P2"/>
      <text:p text:style-name="P9"><text:bookmark text:name="r-2231716"/>Prenons un exemple simple : une fonction chargée de mettre au carré une valeur passée en argument. Je vous signale au passage que Python en est parfaitement capable sans avoir à coder une nouvelle fonction, mais c'est pour l'exemple.</text:p>
      <text:p text:style-name="P1"><text:bookmark text:name="r-2231717"/><text:span text:style-name="Source_20_Text"><text:span text:style-name="T28">def</text:span></text:span><text:span text:style-name="Source_20_Text"><text:span text:style-name="T21"> carre(valeur):</text:span></text:span></text:p>
      <text:p text:style-name="P1"><text:span text:style-name="Source_20_Text"><text:span text:style-name="T23"><text:s text:c="4"/></text:span></text:span><text:span text:style-name="Source_20_Text"><text:span text:style-name="T28">return</text:span></text:span><text:span text:style-name="Source_20_Text"><text:span text:style-name="T21"> valeur </text:span></text:span><text:span text:style-name="Source_20_Text"><text:span text:style-name="T28">*</text:span></text:span><text:span text:style-name="Source_20_Text"><text:span text:style-name="T21"> valeur</text:span></text:span></text:p>
      <text:p text:style-name="P21"><text:bookmark text:name="r-2231718"/><text:span text:style-name="T12">L'instruction</text:span><text:span text:style-name="Source_20_Text"><text:span text:style-name="T15">return</text:span></text:span><text:span text:style-name="T12">signifie qu'on va </text:span><text:span text:style-name="Strong_20_Emphasis"><text:span text:style-name="T13">renvoyer</text:span></text:span><text:span text:style-name="T12"> la valeur, pour pouvoir la récupérer ensuite et la stocker dans une variable par exemple. Cette instruction arrête le déroulement de la fonction, le code situé après le</text:span><text:span text:style-name="Source_20_Text"><text:span text:style-name="T15">return</text:span></text:span><text:span text:style-name="T12">ne s'exécutera pas.</text:span></text:p>
      <text:h text:style-name="Heading_20_2" text:outline-level="2"><text:bookmark-start text:name="__RefHeading___Toc2661_830099706"/><text:bookmark text:name="r-231371"/>Les fonctions lambda<text:bookmark-end text:name="__RefHeading___Toc2661_830099706"/></text:h>
      <text:p text:style-name="P21"><text:bookmark text:name="r-2231725"/><text:span text:style-name="T8">Nous venons de voir comment créer une fonction grâce au mot-clé</text:span><text:span text:style-name="Source_20_Text"><text:span text:style-name="T6">def</text:span></text:span><text:span text:style-name="T8">. Python nous propose un autre moyen de créer des fonctions, des fonctions extrêmement courtes car limitées à une seule instruction.</text:span></text:p>
      <text:section text:style-name="Sect2" text:name="r-2231727">
        <text:p text:style-name="P31"><text:bookmark text:name="r-2231726"/>Pourquoi une autre façon de créer des fonctions ? La première suffit, non ?</text:p>
      </text:section>
      <text:p text:style-name="P21"><text:bookmark text:name="r-2231728"/><text:span text:style-name="T9">Disons que ce n'est pas tout à fait la même chose, comme vous allez le voir. Les fonctions lambda sont en général utilisées dans un certain contexte, pour lequel définir une fonction à l'aide de</text:span><text:span text:style-name="Source_20_Text"><text:span text:style-name="T7">def</text:span></text:span><text:span text:style-name="T9">serait plus long et moins pratique.</text:span></text:p>
      <text:h text:style-name="P15" text:outline-level="4"><text:bookmark-start text:name="__RefHeading___Toc2663_830099706"/><text:bookmark text:name="r-2231739"/>Syntaxe<text:bookmark-end text:name="__RefHeading___Toc2663_830099706"/></text:h>
      <text:p text:style-name="P21"><text:bookmark text:name="r-2231729"/><text:span text:style-name="T8">Avant tout, voyons la syntaxe d'une définition de fonction</text:span><text:span text:style-name="Source_20_Text"><text:span text:style-name="T6">lambda</text:span></text:span><text:span text:style-name="T8">. Nous allons utiliser le mot-clé</text:span><text:span text:style-name="Source_20_Text"><text:span text:style-name="T6">lambda</text:span></text:span><text:span text:style-name="T8">comme ceci :</text:span><text:span text:style-name="Source_20_Text"><text:span text:style-name="T6">lambda arg1, arg2,… : instruction de retour</text:span></text:span><text:span text:style-name="T8">.</text:span></text:p>
      <text:p text:style-name="P12"><text:bookmark text:name="r-2231730"/><text:soft-page-break/>Je pense qu'un exemple vous semblera plus clair. On veut créer une fonction qui prend un paramètre et renvoie ce paramètre au carré.</text:p>
      <text:p text:style-name="P1"><text:bookmark text:name="r-2231731"/><text:span text:style-name="Source_20_Text"><text:span text:style-name="T21">&gt;&gt;&gt; lambda x: x * x</text:span></text:span></text:p>
      <text:p text:style-name="P1"><text:span text:style-name="Source_20_Text"><text:span text:style-name="T21">&lt;function &lt;lambda&gt; at 0x00BA1B70&gt;</text:span></text:span></text:p>
      <text:p text:style-name="P1"><text:span text:style-name="Source_20_Text"><text:span text:style-name="T21">&gt;&gt;&gt;</text:span></text:span></text:p>
      <text:p text:style-name="P21"><text:bookmark text:name="r-2231732"/><text:span text:style-name="T8">D'abord, on a le mot-clé</text:span><text:span text:style-name="Source_20_Text"><text:span text:style-name="T6">lambda</text:span></text:span><text:span text:style-name="T8">suivi de la liste des arguments, séparés par des virgules. Ici, il n'y a qu'un seul argument, c'est</text:span><text:span text:style-name="Source_20_Text"><text:span text:style-name="T6">x</text:span></text:span><text:span text:style-name="T8">. Ensuite figure un nouveau signe deux points « : » et l'instruction de la fonction</text:span><text:span text:style-name="Source_20_Text"><text:span text:style-name="T6">lambda</text:span></text:span><text:span text:style-name="T8">. C'est le résultat de l'instruction que vous placez ici qui sera renvoyé par la fonction. Dans notre exemple, on renvoie donc</text:span><text:span text:style-name="Source_20_Text"><text:span text:style-name="T6">x * x</text:span></text:span><text:span text:style-name="T8">.</text:span></text:p>
      <text:section text:style-name="Sect2" text:name="r-2231734">
        <text:p text:style-name="P32"><text:bookmark text:name="r-2231733"/><text:span text:style-name="T50">Comment fait-on pour appeler notre</text:span><text:span text:style-name="Source_20_Text"><text:span text:style-name="T42">lambda</text:span></text:span><text:span text:style-name="T50">?</text:span></text:p>
      </text:section>
      <text:p text:style-name="P21"><text:bookmark text:name="r-2231735"/><text:span text:style-name="T9">On a bien créé une fonction</text:span><text:span text:style-name="Source_20_Text"><text:span text:style-name="T7">lambda</text:span></text:span><text:span text:style-name="T9">mais on ne dispose ici d'aucun moyen pour l'appeler. Vous pouvez tout simplement stocker votre fonction</text:span><text:span text:style-name="Source_20_Text"><text:span text:style-name="T7">lambda</text:span></text:span><text:span text:style-name="T9">nouvellement définie dans une variable, par une simple affectation :</text:span></text:p>
      <text:p text:style-name="P1"><text:bookmark text:name="r-2231736"/><text:span text:style-name="Source_20_Text"><text:span text:style-name="T21">&gt;&gt;&gt; f = lambda x: x * x</text:span></text:span></text:p>
      <text:p text:style-name="P1"><text:span text:style-name="Source_20_Text"><text:span text:style-name="T21">&gt;&gt;&gt; f(5)</text:span></text:span></text:p>
      <text:p text:style-name="P1"><text:span text:style-name="Source_20_Text"><text:span text:style-name="T21">25</text:span></text:span></text:p>
      <text:p text:style-name="P1"><text:span text:style-name="Source_20_Text"><text:span text:style-name="T21">&gt;&gt;&gt; f(-18)</text:span></text:span></text:p>
      <text:p text:style-name="P1"><text:span text:style-name="Source_20_Text"><text:span text:style-name="T21">324</text:span></text:span></text:p>
      <text:p text:style-name="P1"><text:span text:style-name="Source_20_Text"><text:span text:style-name="T21">&gt;&gt;&gt;</text:span></text:span></text:p>
      <text:p text:style-name="P21"><text:bookmark text:name="r-2231737"/><text:soft-page-break/><text:span text:style-name="T8">Un autre exemple : si vous voulez créer une fonction</text:span><text:span text:style-name="Source_20_Text"><text:span text:style-name="T6">lambda</text:span></text:span><text:span text:style-name="T8">prenant deux paramètres et renvoyant la somme de ces deux paramètres, la syntaxe sera la suivante :</text:span></text:p>
      <text:p text:style-name="P1"><text:bookmark text:name="r-2231738"/><text:span text:style-name="Source_20_Text"><text:span text:style-name="T28">lambda</text:span></text:span><text:span text:style-name="Source_20_Text"><text:span text:style-name="T21"> x, y: x </text:span></text:span><text:span text:style-name="Source_20_Text"><text:span text:style-name="T28">+</text:span></text:span><text:span text:style-name="Source_20_Text"><text:span text:style-name="T21"> y</text:span></text:span></text:p>
      <text:p text:style-name="Text_20_body"/>
      <text:h text:style-name="Heading_20_2" text:outline-level="2"><text:bookmark-start text:name="__RefHeading___Toc2665_830099706"/><text:bookmark text:name="r-2231763"/><text:span text:style-name="T14">La méthode </text:span><text:span text:style-name="Source_20_Text"><text:span text:style-name="T16">import</text:span></text:span><text:bookmark-end text:name="__RefHeading___Toc2665_830099706"/></text:h>
      <text:p text:style-name="P21"><text:bookmark text:name="r-2231747"/><text:span text:style-name="T12">Lorsque vous ouvrez l'interpréteur Python, les fonctionnalités du module</text:span><text:span text:style-name="Source_20_Text"><text:span text:style-name="T15">math</text:span></text:span><text:span text:style-name="T12">ne sont pas incluses. Il s'agit en effet d'un module, il vous appartient de l'importer si vous vous dites « tiens, mon programme risque d'avoir besoin de fonctions mathématiques ». Nous allons voir une première syntaxe d'importation.</text:span></text:p>
      <text:p text:style-name="P1"><text:bookmark text:name="r-2231748"/><text:span text:style-name="Source_20_Text"><text:span text:style-name="T21">&gt;&gt;&gt; import math</text:span></text:span></text:p>
      <text:p text:style-name="P1"><text:span text:style-name="Source_20_Text"><text:span text:style-name="T21">&gt;&gt;&gt;</text:span></text:span></text:p>
      <text:p text:style-name="P21"><text:bookmark text:name="r-2231749"/><text:span text:style-name="T12">La syntaxe est facile à retenir : le mot-clé</text:span><text:span text:style-name="Source_20_Text"><text:span text:style-name="T15">import</text:span></text:span><text:span text:style-name="T12">, qui signifie « importer » en anglais, suivi du nom du module, ici</text:span><text:span text:style-name="Source_20_Text"><text:span text:style-name="T15">math</text:span></text:span><text:span text:style-name="T12">.</text:span></text:p>
      <text:p text:style-name="P21"><text:bookmark text:name="r-2231750"/><text:span text:style-name="T12">Après l'exécution de cette instruction, rien ne se passe… en apparence. En réalité, Python vient d'importer le module</text:span><text:span text:style-name="Source_20_Text"><text:span text:style-name="T15">math</text:span></text:span><text:span text:style-name="T12">. Toutes les fonctions mathématiques contenues dans ce module sont maintenant accessibles. Pour appeler une fonction du module, il faut taper le nom du module suivi d'un point « . » puis du nom de la fonction. C'est la même syntaxe pour appeler des variables du module. Voyons un exemple :</text:span></text:p>
      <text:p text:style-name="P1"><text:bookmark text:name="r-2231751"/><text:span text:style-name="Source_20_Text"><text:span text:style-name="T21">&gt;&gt;&gt; math.sqrt(16)</text:span></text:span></text:p>
      <text:p text:style-name="P1"><text:span text:style-name="Source_20_Text"><text:span text:style-name="T21">4</text:span></text:span></text:p>
      <text:p text:style-name="P1"><text:span text:style-name="Source_20_Text"><text:span text:style-name="T21">&gt;&gt;&gt;</text:span></text:span></text:p>
      <text:p text:style-name="P21"><text:bookmark text:name="r-2231752"/><text:span text:style-name="T12">Comme vous le voyez, la fonction</text:span><text:span text:style-name="Source_20_Text"><text:span text:style-name="T15">sqrt</text:span></text:span><text:span text:style-name="T12">du module</text:span><text:span text:style-name="Source_20_Text"><text:span text:style-name="T15">math</text:span></text:span><text:span text:style-name="T12">renvoie la racine carrée du nombre passé en paramètre.</text:span></text:p>
      <text:p text:style-name="P22"/>
      <text:h text:style-name="Heading_20_2" text:outline-level="2"><text:bookmark-start text:name="__RefHeading___Toc2667_830099706"/><text:bookmark text:name="r-2231797"/><text:soft-page-break/><text:span text:style-name="T12">Une autre méthode d'importation :</text:span><text:span text:style-name="Source_20_Text"><text:span text:style-name="T15">from … import …</text:span></text:span><text:bookmark-end text:name="__RefHeading___Toc2667_830099706"/></text:h>
      <text:p text:style-name="P21"><text:bookmark text:name="r-2231790"/><text:span text:style-name="T12">Il existe une autre méthode d'importation qui ne fonctionne pas tout à fait de la même façon. En fonction du résultat attendu, j'utilise indifféremment l'une ou l'autre de ces méthodes. Reprenons notre exemple du module</text:span><text:span text:style-name="Source_20_Text"><text:span text:style-name="T15">math</text:span></text:span><text:span text:style-name="T12">. Admettons que nous ayons uniquement besoin, dans notre programme, de la fonction renvoyant la valeur absolue d'une variable. Dans ce cas, nous n'allons importer que la fonction, au lieu d'importer tout le module.</text:span></text:p>
      <text:p text:style-name="P1"><text:bookmark text:name="r-2231791"/><text:span text:style-name="Source_20_Text"><text:span text:style-name="T21">&gt;&gt;&gt; from math import fabs</text:span></text:span></text:p>
      <text:p text:style-name="P1"><text:span text:style-name="Source_20_Text"><text:span text:style-name="T21">&gt;&gt;&gt; fabs(-5)</text:span></text:span></text:p>
      <text:p text:style-name="P1"><text:span text:style-name="Source_20_Text"><text:span text:style-name="T21">5</text:span></text:span></text:p>
      <text:p text:style-name="P1"><text:span text:style-name="Source_20_Text"><text:span text:style-name="T21">&gt;&gt;&gt; fabs(2)</text:span></text:span></text:p>
      <text:p text:style-name="P1"><text:span text:style-name="Source_20_Text"><text:span text:style-name="T21">2</text:span></text:span></text:p>
      <text:p text:style-name="P1"><text:span text:style-name="Source_20_Text"><text:span text:style-name="T21">&gt;&gt;&gt;</text:span></text:span></text:p>
      <text:p text:style-name="P9"><text:bookmark text:name="r-2231792"/>Pour ceux qui n'ont pas encore étudié les valeurs absolues, il s'agit tout simplement de l'opposé de la variable si elle est négative, et de la variable elle-même si elle est positive. Une valeur absolue est ainsi toujours positive.</text:p>
      <text:p text:style-name="P21"><text:bookmark text:name="r-2231793"/><text:span text:style-name="T12">Vous aurez remarqué qu'on ne met plus le préfixe</text:span><text:span text:style-name="Source_20_Text"><text:span text:style-name="T15">math.</text:span></text:span><text:span text:style-name="T12">devant le nom de la fonction. En effet, nous l'avons importée avec la méthode</text:span><text:span text:style-name="Source_20_Text"><text:span text:style-name="T15">from</text:span></text:span><text:span text:style-name="T12">: celle-ci charge la fonction depuis le module indiqué et la place dans l'interpréteur au même plan que les fonctions existantes, comme</text:span><text:span text:style-name="Source_20_Text"><text:span text:style-name="T15">print</text:span></text:span><text:span text:style-name="T12">par exemple. Si vous avez compris les explications sur les espaces de noms, vous voyez que</text:span><text:span text:style-name="Source_20_Text"><text:span text:style-name="T15">print</text:span></text:span><text:span text:style-name="T12">et</text:span><text:span text:style-name="Source_20_Text"><text:span text:style-name="T15">fabs</text:span></text:span><text:span text:style-name="T12">sont dans le même espace de noms (principal).</text:span></text:p>
      <text:p text:style-name="P9"><text:bookmark text:name="r-2231794"/>Vous pouvez appeler toutes les variables et fonctions d'un module en tapant « * » à la place du nom de la fonction à importer.</text:p>
      <text:p text:style-name="P1"><text:bookmark text:name="r-2231795"/><text:soft-page-break/><text:span text:style-name="Source_20_Text"><text:span text:style-name="T21">&gt;&gt;&gt; from math import *</text:span></text:span></text:p>
      <text:p text:style-name="P1"><text:span text:style-name="Source_20_Text"><text:span text:style-name="T21">&gt;&gt;&gt; sqrt(4)</text:span></text:span></text:p>
      <text:p text:style-name="P1"><text:span text:style-name="Source_20_Text"><text:span text:style-name="T21">2</text:span></text:span></text:p>
      <text:p text:style-name="P1"><text:span text:style-name="Source_20_Text"><text:span text:style-name="T21">&gt;&gt;&gt; fabs(5)</text:span></text:span></text:p>
      <text:p text:style-name="P1"><text:span text:style-name="Source_20_Text"><text:span text:style-name="T21">5</text:span></text:span></text:p>
      <text:p text:style-name="P21"><text:bookmark text:name="r-2231796"/><text:span text:style-name="T12">À la ligne 1 de notre programme, l'interpréteur a parcouru toutes les fonctions et variables du module</text:span><text:span text:style-name="Source_20_Text"><text:span text:style-name="T15">math</text:span></text:span><text:span text:style-name="T12">et les a importées directement dans l'espace de noms principal sans les emprisonner dans l'espace de noms</text:span><text:span text:style-name="Source_20_Text"><text:span text:style-name="T15">math</text:span></text:span><text:span text:style-name="T12">.</text:span></text:p>
      <text:p text:style-name="P22"/>
      <text:h text:style-name="Heading_20_1" text:outline-level="1"><text:bookmark-start text:name="__RefHeading___Toc2669_830099706"/>Gérez les exceptions<text:bookmark-end text:name="__RefHeading___Toc2669_830099706"/></text:h>
      <text:h text:style-name="P17" text:outline-level="3"><text:bookmark-start text:name="__RefHeading___Toc2671_830099706"/><text:bookmark text:name="r-231608"/>Forme minimale du bloc try<text:bookmark-end text:name="__RefHeading___Toc2671_830099706"/></text:h>
      <text:section text:style-name="Sect3" text:name="ui-id-2">
        <text:p text:style-name="P21"><text:bookmark text:name="r-2231955"/><text:span text:style-name="T8">On va parler ici de bloc</text:span><text:span text:style-name="Source_20_Text"><text:span text:style-name="T6">try</text:span></text:span><text:span text:style-name="T8">. Nous allons en effet mettre les instructions que nous souhaitons tester dans un premier bloc et les instructions à exécuter en cas d'erreur dans un autre bloc. Sans plus attendre, voici la syntaxe :</text:span></text:p>
        <text:p text:style-name="P1"><text:bookmark text:name="r-2231956"/><text:span text:style-name="Source_20_Text"><text:span text:style-name="T28">try</text:span></text:span><text:span text:style-name="Source_20_Text"><text:span text:style-name="T21">:</text:span></text:span></text:p>
        <text:p text:style-name="P1"><text:span text:style-name="Source_20_Text"><text:span text:style-name="T23"><text:s text:c="4"/></text:span></text:span><text:span text:style-name="Source_20_Text"><text:span text:style-name="T34"># Bloc à essayer</text:span></text:span></text:p>
        <text:p text:style-name="P1"><text:span text:style-name="Source_20_Text"><text:span text:style-name="T28">except</text:span></text:span><text:span text:style-name="Source_20_Text"><text:span text:style-name="T21">:</text:span></text:span></text:p>
        <text:p text:style-name="P1"><text:span text:style-name="Source_20_Text"><text:span text:style-name="T23"><text:s text:c="4"/></text:span></text:span><text:span text:style-name="Source_20_Text"><text:span text:style-name="T34"># Bloc qui sera exécuté en cas d'erreur</text:span></text:span></text:p>
        <text:p text:style-name="P12"><text:bookmark text:name="r-2231957"/>Dans l'ordre, nous trouvons :</text:p>
        <text:list xml:id="list3279775745" text:style-name="L7">
          <text:list-item>
            <text:p text:style-name="P54"><text:bookmark text:name="r-2231958"/><text:bookmark text:name="r-2231959"/><text:bookmark text:name="r-2231966"/><text:span text:style-name="T8">Le mot-clé</text:span><text:span text:style-name="Source_20_Text"><text:span text:style-name="T6">try</text:span></text:span><text:span text:style-name="T8">suivi des deux points « : » (</text:span><text:span text:style-name="Emphasis"><text:span text:style-name="T8">try</text:span></text:span><text:span text:style-name="T8"> signifie « essayer » en anglais).</text:span></text:p>
          </text:list-item>
          <text:list-item>
            <text:p text:style-name="P60"><text:bookmark text:name="r-2231960"/><text:bookmark text:name="r-2231961"/>Le bloc d'instructions à essayer.</text:p>
          </text:list-item>
          <text:list-item>
            <text:p text:style-name="P54"><text:bookmark text:name="r-2231962"/><text:bookmark text:name="r-2231963"/><text:soft-page-break/><text:span text:style-name="T8">Le mot-clé</text:span><text:span text:style-name="Source_20_Text"><text:span text:style-name="T6">except</text:span></text:span><text:span text:style-name="T8">suivi, une fois encore, des deux points « : ». Il se trouve au même niveau d'indentation que le</text:span><text:span text:style-name="Source_20_Text"><text:span text:style-name="T6">try</text:span></text:span><text:span text:style-name="T8">.</text:span></text:p>
          </text:list-item>
          <text:list-item>
            <text:p text:style-name="P60"><text:bookmark text:name="r-2231964"/><text:bookmark text:name="r-2231965"/>Le bloc d'instructions qui sera exécuté si une erreur est trouvée dans le premier bloc.</text:p>
          </text:list-item>
        </text:list>
        <text:p text:style-name="P21"><text:bookmark text:name="r-2231967"/><text:span text:style-name="T8">Reprenons notre test de conversion en enfermant dans un bloc</text:span><text:span text:style-name="Source_20_Text"><text:span text:style-name="T6">try</text:span></text:span><text:span text:style-name="T8">l'instruction susceptible de lever une exception.</text:span></text:p>
        <text:p text:style-name="P1"><text:bookmark text:name="r-2231968"/><text:span text:style-name="Source_20_Text"><text:span text:style-name="T21">annee </text:span></text:span><text:span text:style-name="Source_20_Text"><text:span text:style-name="T28">=</text:span></text:span><text:span text:style-name="Source_20_Text"><text:span text:style-name="T21"> </text:span></text:span><text:span text:style-name="Source_20_Text"><text:span text:style-name="T33">input</text:span></text:span><text:span text:style-name="Source_20_Text"><text:span text:style-name="T21">()</text:span></text:span></text:p>
        <text:p text:style-name="P1"><text:span text:style-name="Source_20_Text"><text:span text:style-name="T28">try</text:span></text:span><text:span text:style-name="Source_20_Text"><text:span text:style-name="T21">: </text:span></text:span><text:span text:style-name="Source_20_Text"><text:span text:style-name="T34"># On essaye de convertir l'année en entier</text:span></text:span></text:p>
        <text:p text:style-name="P1"><text:span text:style-name="Source_20_Text"><text:span text:style-name="T23"><text:s text:c="4"/></text:span></text:span><text:span text:style-name="Source_20_Text"><text:span text:style-name="T21">annee </text:span></text:span><text:span text:style-name="Source_20_Text"><text:span text:style-name="T28">=</text:span></text:span><text:span text:style-name="Source_20_Text"><text:span text:style-name="T21"> </text:span></text:span><text:span text:style-name="Source_20_Text"><text:span text:style-name="T33">int</text:span></text:span><text:span text:style-name="Source_20_Text"><text:span text:style-name="T21">(annee)</text:span></text:span></text:p>
        <text:p text:style-name="P1"><text:span text:style-name="Source_20_Text"><text:span text:style-name="T28">except</text:span></text:span><text:span text:style-name="Source_20_Text"><text:span text:style-name="T21">:</text:span></text:span></text:p>
        <text:p text:style-name="P1"><text:span text:style-name="Source_20_Text"><text:span text:style-name="T23"><text:s text:c="4"/></text:span></text:span><text:span text:style-name="Source_20_Text"><text:span text:style-name="T28">print</text:span></text:span><text:span text:style-name="Source_20_Text"><text:span text:style-name="T21">(</text:span></text:span><text:span text:style-name="Source_20_Text"><text:span text:style-name="T37">"Erreur lors de la conversion de l'année."</text:span></text:span><text:span text:style-name="Source_20_Text"><text:span text:style-name="T21">)</text:span></text:span></text:p>
        <text:p text:style-name="P21"><text:bookmark text:name="r-2231969"/><text:span text:style-name="T8">Vous pouvez tester ce code en précisant plusieurs valeurs différentes pour la variable</text:span><text:span text:style-name="Source_20_Text"><text:span text:style-name="T6">annee</text:span></text:span><text:span text:style-name="T8">, comme « 2010 » ou « annee2010 ».</text:span></text:p>
        <text:p text:style-name="P13"><text:bookmark text:name="r-2231970"/><text:span text:style-name="T8">Dans le titre de cette section, j'ai parlé de </text:span><text:span text:style-name="Emphasis"><text:span text:style-name="T8">forme minimale</text:span></text:span><text:span text:style-name="T8"> et ce n'est pas pour rien. D'abord, il va de soi que vous ne pouvez intégrer cette solution directement dans votre code. En effet, si l'utilisateur saisit une année impossible à convertir, le système affiche certes une erreur mais finit par planter (puisque l'année, au final, n'a pas été convertie). Une des solutions envisageables est d'attribuer une valeur par défaut à l'année, en cas d'erreur, ou de redemander à l'utilisateur de saisir l'année.</text:span></text:p>
        <text:p text:style-name="P13"><text:bookmark text:name="r-2231971"/><text:span text:style-name="T8">Ensuite et surtout, cette méthode est assez grossière. Elle essaye une instruction et intercepte </text:span><text:span text:style-name="Emphasis"><text:span text:style-name="T8">n'importe quelle</text:span></text:span><text:span text:style-name="T8"> exception liée à cette instruction. Ici, c'est acceptable car nous n'avons pas énormément d'erreurs possibles sur cette instruction. Mais c'est une mauvaise habitude à prendre. Voici une manière plus élégante et moins dangereuse.</text:span></text:p>
      </text:section>
      <text:section text:style-name="Sect3" text:name="ui-id-3">
        <text:h text:style-name="P17" text:outline-level="3"><text:bookmark-start text:name="__RefHeading___Toc2673_830099706"/><text:bookmark text:name="r-231655"/><text:soft-page-break/>Forme plus complète<text:bookmark-end text:name="__RefHeading___Toc2673_830099706"/></text:h>
        <text:p text:style-name="P21"><text:bookmark text:name="r-2231972"/><text:span text:style-name="T8">Nous allons apprendre à compléter notre bloc</text:span><text:span text:style-name="Source_20_Text"><text:span text:style-name="T6">try</text:span></text:span><text:span text:style-name="T8">. Comme je l'ai indiqué plus haut, la forme minimale est à éviter pour plusieurs raisons.</text:span></text:p>
        <text:p text:style-name="P21"><text:bookmark text:name="r-2231973"/><text:span text:style-name="T8">D'abord, elle ne différencie pas les exceptions qui pourront être levées dans le bloc</text:span><text:span text:style-name="Source_20_Text"><text:span text:style-name="T6">try</text:span></text:span><text:span text:style-name="T8">. Ensuite, Python peut lever des exceptions qui ne signifient pas nécessairement qu'il y a eu une erreur.</text:span></text:p>
        <text:h text:style-name="P16" text:outline-level="4"><text:bookmark-start text:name="__RefHeading___Toc2675_830099706"/><text:bookmark text:name="r-2231997"/><text:span text:style-name="T10">Exécuter le bloc </text:span><text:span text:style-name="Strong_20_Emphasis"><text:span text:style-name="T10">except</text:span></text:span><text:span text:style-name="T10"> pour un type d'exception précis</text:span><text:bookmark-end text:name="__RefHeading___Toc2675_830099706"/></text:h>
        <text:p text:style-name="P21"><text:bookmark text:name="r-2231974"/><text:span text:style-name="T8">Dans l'exemple que nous avons vu plus haut, on ne pense qu'à un type d'exceptions susceptible d'être levé : le type</text:span><text:span text:style-name="Source_20_Text"><text:span text:style-name="T6">ValueError</text:span></text:span><text:span text:style-name="T8">, qui trahirait une erreur de conversion. Voyons un autre exemple :</text:span></text:p>
        <text:p text:style-name="P1"><text:bookmark text:name="r-2231975"/><text:span text:style-name="Source_20_Text"><text:span text:style-name="T28">try</text:span></text:span><text:span text:style-name="Source_20_Text"><text:span text:style-name="T21">:</text:span></text:span></text:p>
        <text:p text:style-name="P1"><text:span text:style-name="Source_20_Text"><text:span text:style-name="T23"><text:s text:c="4"/></text:span></text:span><text:span text:style-name="Source_20_Text"><text:span text:style-name="T21">resultat </text:span></text:span><text:span text:style-name="Source_20_Text"><text:span text:style-name="T28">=</text:span></text:span><text:span text:style-name="Source_20_Text"><text:span text:style-name="T21"> numerateur </text:span></text:span><text:span text:style-name="Source_20_Text"><text:span text:style-name="T28">/</text:span></text:span><text:span text:style-name="Source_20_Text"><text:span text:style-name="T21"> denominateur</text:span></text:span></text:p>
        <text:p text:style-name="P1"><text:span text:style-name="Source_20_Text"><text:span text:style-name="T28">except</text:span></text:span><text:span text:style-name="Source_20_Text"><text:span text:style-name="T21">:</text:span></text:span></text:p>
        <text:p text:style-name="P1"><text:span text:style-name="Source_20_Text"><text:span text:style-name="T23"><text:s text:c="4"/></text:span></text:span><text:span text:style-name="Source_20_Text"><text:span text:style-name="T28">print</text:span></text:span><text:span text:style-name="Source_20_Text"><text:span text:style-name="T21">(</text:span></text:span><text:span text:style-name="Source_20_Text"><text:span text:style-name="T37">"Une erreur est survenue... laquelle ?"</text:span></text:span><text:span text:style-name="Source_20_Text"><text:span text:style-name="T21">)</text:span></text:span></text:p>
        <text:p text:style-name="P12"><text:bookmark text:name="r-2231976"/>Ici, plusieurs erreurs sont susceptibles d'intervenir, chacune levant une exception différente.</text:p>
        <text:list xml:id="list2156231532" text:style-name="L8">
          <text:list-item>
            <text:p text:style-name="P55"><text:bookmark text:name="r-2231977"/><text:bookmark text:name="r-2231978"/><text:bookmark text:name="r-2231983"/><text:span text:style-name="Source_20_Text"><text:span text:style-name="T6">NameError</text:span></text:span><text:span text:style-name="T8">: l'une des variables</text:span><text:span text:style-name="Source_20_Text"><text:span text:style-name="T6">numerateur</text:span></text:span><text:span text:style-name="T8">ou</text:span><text:span text:style-name="Source_20_Text"><text:span text:style-name="T6">denominateur</text:span></text:span><text:span text:style-name="T8">n'a pas été définie (elle n'existe pas). Si vous essayez dans l'interpréteur l'instruction</text:span><text:span text:style-name="Source_20_Text"><text:span text:style-name="T6">print(numerateur)</text:span></text:span><text:span text:style-name="T8">alors que vous n'avez pas défini la variable</text:span><text:span text:style-name="Source_20_Text"><text:span text:style-name="T6">numerateur</text:span></text:span><text:span text:style-name="T8">, vous aurez la même erreur.</text:span></text:p>
          </text:list-item>
          <text:list-item>
            <text:p text:style-name="P55"><text:bookmark text:name="r-2231979"/><text:bookmark text:name="r-2231980"/><text:span text:style-name="Source_20_Text"><text:span text:style-name="T6">TypeError</text:span></text:span><text:span text:style-name="T8">: l'une des variables</text:span><text:span text:style-name="Source_20_Text"><text:span text:style-name="T6">numerateur</text:span></text:span><text:span text:style-name="T8">ou</text:span><text:span text:style-name="Source_20_Text"><text:span text:style-name="T6">denominateur</text:span></text:span><text:span text:style-name="T8">ne peut diviser ou être divisée (les chaînes de caractères ne peuvent être divisées, ni diviser d'autres types, par exemple). Cette exception est levée car vous utilisez l'opérateur de division « / » sur des types qui ne savent pas quoi en faire.</text:span></text:p>
          </text:list-item>
          <text:list-item>
            <text:p text:style-name="P55"><text:bookmark text:name="r-2231981"/><text:bookmark text:name="r-2231982"/><text:soft-page-break/><text:span text:style-name="Source_20_Text"><text:span text:style-name="T6">ZeroDivisionError</text:span></text:span><text:span text:style-name="T8">: encore elle ! Si</text:span><text:span text:style-name="Source_20_Text"><text:span text:style-name="T6">denominateur</text:span></text:span><text:span text:style-name="T8">vaut 0, cette exception sera levée.</text:span></text:p>
          </text:list-item>
        </text:list>
        <text:p text:style-name="P12"><text:bookmark text:name="r-2231984"/>Cette énumération n'est pas une liste exhaustive de toutes les exceptions qui peuvent être levées à l'exécution de ce code. Elle est surtout là pour vous montrer que plusieurs erreurs peuvent se produire sur une instruction (c'est encore plus flagrant sur un bloc constitué de plusieurs instructions) et que la forme minimale intercepte toutes ces erreurs sans les distinguer, ce qui peut être problématique dans certains cas.</text:p>
        <text:p text:style-name="P21"><text:bookmark text:name="r-2231985"/><text:span text:style-name="T8">Tout se joue sur la ligne du</text:span><text:span text:style-name="Source_20_Text"><text:span text:style-name="T6">except</text:span></text:span><text:span text:style-name="T8">. Entre ce mot-clé et les deux points, vous pouvez préciser le type de l'exception que vous souhaitez traiter.</text:span></text:p>
        <text:p text:style-name="P1"><text:bookmark text:name="r-2231986"/><text:span text:style-name="Source_20_Text"><text:span text:style-name="T28">try</text:span></text:span><text:span text:style-name="Source_20_Text"><text:span text:style-name="T21">:</text:span></text:span></text:p>
        <text:p text:style-name="P1"><text:span text:style-name="Source_20_Text"><text:span text:style-name="T23"><text:s text:c="4"/></text:span></text:span><text:span text:style-name="Source_20_Text"><text:span text:style-name="T21">resultat </text:span></text:span><text:span text:style-name="Source_20_Text"><text:span text:style-name="T28">=</text:span></text:span><text:span text:style-name="Source_20_Text"><text:span text:style-name="T21"> numerateur </text:span></text:span><text:span text:style-name="Source_20_Text"><text:span text:style-name="T28">/</text:span></text:span><text:span text:style-name="Source_20_Text"><text:span text:style-name="T21"> denominateur</text:span></text:span></text:p>
        <text:p text:style-name="P1"><text:span text:style-name="Source_20_Text"><text:span text:style-name="T28">except</text:span></text:span><text:span text:style-name="Source_20_Text"><text:span text:style-name="T21"> NameError:</text:span></text:span></text:p>
        <text:p text:style-name="P1"><text:span text:style-name="Source_20_Text"><text:span text:style-name="T23"><text:s text:c="4"/></text:span></text:span><text:span text:style-name="Source_20_Text"><text:span text:style-name="T28">print</text:span></text:span><text:span text:style-name="Source_20_Text"><text:span text:style-name="T21">(</text:span></text:span><text:span text:style-name="Source_20_Text"><text:span text:style-name="T37">"La variable numerateur ou denominateur n'a pas été définie."</text:span></text:span><text:span text:style-name="Source_20_Text"><text:span text:style-name="T21">)</text:span></text:span></text:p>
        <text:p text:style-name="P21"><text:bookmark text:name="r-2231987"/><text:span text:style-name="T8">Ce code ne traite que le cas où une exception</text:span><text:span text:style-name="Source_20_Text"><text:span text:style-name="T6">NameError</text:span></text:span><text:span text:style-name="T8">est levée. On peut intercepter les autres types d'exceptions en créant d'autres blocs</text:span><text:span text:style-name="Source_20_Text"><text:span text:style-name="T6">except</text:span></text:span><text:span text:style-name="T8">à la suite :</text:span></text:p>
        <text:p text:style-name="P1"><text:bookmark text:name="r-2231988"/><text:span text:style-name="Source_20_Text"><text:span text:style-name="T28">try</text:span></text:span><text:span text:style-name="Source_20_Text"><text:span text:style-name="T21">:</text:span></text:span></text:p>
        <text:p text:style-name="P1"><text:span text:style-name="Source_20_Text"><text:span text:style-name="T23"><text:s text:c="4"/></text:span></text:span><text:span text:style-name="Source_20_Text"><text:span text:style-name="T21">resultat </text:span></text:span><text:span text:style-name="Source_20_Text"><text:span text:style-name="T28">=</text:span></text:span><text:span text:style-name="Source_20_Text"><text:span text:style-name="T21"> numerateur </text:span></text:span><text:span text:style-name="Source_20_Text"><text:span text:style-name="T28">/</text:span></text:span><text:span text:style-name="Source_20_Text"><text:span text:style-name="T21"> denominateur</text:span></text:span></text:p>
        <text:p text:style-name="P1"><text:span text:style-name="Source_20_Text"><text:span text:style-name="T28">except</text:span></text:span><text:span text:style-name="Source_20_Text"><text:span text:style-name="T21"> NameError:</text:span></text:span></text:p>
        <text:p text:style-name="P1"><text:span text:style-name="Source_20_Text"><text:span text:style-name="T23"><text:s text:c="4"/></text:span></text:span><text:span text:style-name="Source_20_Text"><text:span text:style-name="T28">print</text:span></text:span><text:span text:style-name="Source_20_Text"><text:span text:style-name="T21">(</text:span></text:span><text:span text:style-name="Source_20_Text"><text:span text:style-name="T37">"La variable numerateur ou denominateur n'a pas été définie."</text:span></text:span><text:span text:style-name="Source_20_Text"><text:span text:style-name="T21">)</text:span></text:span></text:p>
        <text:p text:style-name="P1"><text:span text:style-name="Source_20_Text"><text:span text:style-name="T28">except</text:span></text:span><text:span text:style-name="Source_20_Text"><text:span text:style-name="T21"> TypeError:</text:span></text:span></text:p>
        <text:p text:style-name="P1"><text:soft-page-break/><text:span text:style-name="Source_20_Text"><text:span text:style-name="T23"><text:s text:c="4"/></text:span></text:span><text:span text:style-name="Source_20_Text"><text:span text:style-name="T28">print</text:span></text:span><text:span text:style-name="Source_20_Text"><text:span text:style-name="T21">(</text:span></text:span><text:span text:style-name="Source_20_Text"><text:span text:style-name="T37">"La variable numerateur ou denominateur possède un type incompatible avec la division."</text:span></text:span><text:span text:style-name="Source_20_Text"><text:span text:style-name="T21">)</text:span></text:span></text:p>
        <text:p text:style-name="P1"><text:span text:style-name="Source_20_Text"><text:span text:style-name="T28">except</text:span></text:span><text:span text:style-name="Source_20_Text"><text:span text:style-name="T21"> ZeroDivisionError:</text:span></text:span></text:p>
        <text:p text:style-name="P1"><text:span text:style-name="Source_20_Text"><text:span text:style-name="T23"><text:s text:c="4"/></text:span></text:span><text:span text:style-name="Source_20_Text"><text:span text:style-name="T28">print</text:span></text:span><text:span text:style-name="Source_20_Text"><text:span text:style-name="T21">(</text:span></text:span><text:span text:style-name="Source_20_Text"><text:span text:style-name="T37">"La variable denominateur est égale à 0."</text:span></text:span><text:span text:style-name="Source_20_Text"><text:span text:style-name="T21">)</text:span></text:span></text:p>
        <text:p text:style-name="P12"><text:bookmark text:name="r-2231989"/>C'est mieux non ?</text:p>
        <text:p text:style-name="P12"><text:bookmark text:name="r-2231990"/>Allez un petit dernier !</text:p>
        <text:p text:style-name="P21"><text:bookmark text:name="r-2231991"/><text:span text:style-name="T8">On peut capturer l'exception et afficher son message grâce au mot-clé</text:span><text:span text:style-name="Source_20_Text"><text:span text:style-name="T6">as</text:span></text:span><text:span text:style-name="T8">que vous avez déjà vu dans un autre contexte (si si, rappelez-vous de l'importation de modules).</text:span></text:p>
        <text:p text:style-name="P1"><text:bookmark text:name="r-2231992"/><text:span text:style-name="Source_20_Text"><text:span text:style-name="T28">try</text:span></text:span><text:span text:style-name="Source_20_Text"><text:span text:style-name="T21">:</text:span></text:span></text:p>
        <text:p text:style-name="P1"><text:span text:style-name="Source_20_Text"><text:span text:style-name="T23"><text:s text:c="4"/></text:span></text:span><text:span text:style-name="Source_20_Text"><text:span text:style-name="T34"># Bloc de test</text:span></text:span></text:p>
        <text:p text:style-name="P1"><text:span text:style-name="Source_20_Text"><text:span text:style-name="T28">except</text:span></text:span><text:span text:style-name="Source_20_Text"><text:span text:style-name="T21"> type_de_l_exception </text:span></text:span><text:span text:style-name="Source_20_Text"><text:span text:style-name="T28">as</text:span></text:span><text:span text:style-name="Source_20_Text"><text:span text:style-name="T21"> exception_retournee:</text:span></text:span></text:p>
        <text:p text:style-name="P1"><text:span text:style-name="Source_20_Text"><text:span text:style-name="T23"><text:s text:c="4"/></text:span></text:span><text:span text:style-name="Source_20_Text"><text:span text:style-name="T28">print</text:span></text:span><text:span text:style-name="Source_20_Text"><text:span text:style-name="T21">(</text:span></text:span><text:span text:style-name="Source_20_Text"><text:span text:style-name="T37">"Voici l'erreur :"</text:span></text:span><text:span text:style-name="Source_20_Text"><text:span text:style-name="T21">, exception_retournee)</text:span></text:span></text:p>
        <text:p text:style-name="P21"><text:bookmark text:name="r-2231993"/><text:span text:style-name="T8">Dans ce cas, une variable</text:span><text:span text:style-name="Source_20_Text"><text:span text:style-name="T6">exception_retournee</text:span></text:span><text:span text:style-name="T8">est créée par Python si une exception du type précisé est levée dans le bloc</text:span><text:span text:style-name="Source_20_Text"><text:span text:style-name="T6">try</text:span></text:span><text:span text:style-name="T8">.</text:span></text:p>
        <text:p text:style-name="P21"><text:bookmark text:name="r-2231994"/><text:span text:style-name="T8">Je vous conseille de </text:span><text:span text:style-name="Emphasis"><text:span text:style-name="T8">toujours</text:span></text:span><text:span text:style-name="T8"> préciser un type d'exceptions après</text:span><text:span text:style-name="Source_20_Text"><text:span text:style-name="T6">except</text:span></text:span><text:span text:style-name="T8">(sans nécessairement capturer l'exception dans une variable, bien entendu). D'abord, vous ne devez pas utiliser</text:span><text:span text:style-name="Source_20_Text"><text:span text:style-name="T6">try</text:span></text:span><text:span text:style-name="T8">comme une méthode miracle pour tester n'importe quel bout de code. Il est important que vous gardiez le maximum de contrôle sur votre code. Cela signifie que, si une erreur se produit, vous devez être capable de l'anticiper. En pratique, vous n'irez pas jusqu'à tester si une variable quelconque existe bel et bien, il faut faire un minimum confiance à son code. Mais si vous êtes en face d'une division et que le dénominateur pourrait avoir une valeur de 0, placez la division dans un bloc</text:span><text:span text:style-name="Source_20_Text"><text:span text:style-name="T6">try</text:span></text:span><text:span text:style-name="T8">et </text:span><text:soft-page-break/><text:span text:style-name="T8">précisez, après le</text:span><text:span text:style-name="Source_20_Text"><text:span text:style-name="T6">except</text:span></text:span><text:span text:style-name="T8">, le type de l'exception qui risque de se produire (</text:span><text:span text:style-name="Source_20_Text"><text:span text:style-name="T6">ZeroDivisionError</text:span></text:span><text:span text:style-name="T8">dans cet exemple).</text:span></text:p>
        <text:p text:style-name="P23"><text:bookmark text:name="r-2231995"/><text:span text:style-name="T8">Si vous adoptez la forme minimale (à savoir</text:span><text:span text:style-name="Source_20_Text"><text:span text:style-name="T6">except</text:span></text:span><text:span text:style-name="T8">sans préciser un type d'exception qui pourrait se produire sur le bloc</text:span><text:span text:style-name="Source_20_Text"><text:span text:style-name="T6">try</text:span></text:span><text:span text:style-name="T8">), toutes les exceptions seront traitées de la même façon. Et même si</text:span><text:span text:style-name="Source_20_Text"><text:span text:style-name="T6">exception = erreur</text:span></text:span><text:span text:style-name="T8">la plupart du temps, ce n'est pas toujours le cas. Par exemple, Python lève une exception quand vous voulez fermer votre programme avec le raccourci </text:span><text:span text:style-name="User_20_Entry"><text:span text:style-name="T11">CTRL</text:span></text:span><text:span text:style-name="T8"> + </text:span><text:span text:style-name="User_20_Entry"><text:span text:style-name="T11">C</text:span></text:span><text:span text:style-name="T8">. Ici vous ne voyez peut-être pas le problème mais si votre bloc</text:span><text:span text:style-name="Source_20_Text"><text:span text:style-name="T6">try</text:span></text:span><text:span text:style-name="T8">est dans une boucle, vous ne pourrez pas arrêter votre programme avec </text:span><text:span text:style-name="User_20_Entry"><text:span text:style-name="T11">CTRL</text:span></text:span><text:span text:style-name="T8"> + </text:span><text:span text:style-name="User_20_Entry"><text:span text:style-name="T11">C</text:span></text:span><text:span text:style-name="T8">, puisque l'exception sera traitée par votre</text:span><text:span text:style-name="Source_20_Text"><text:span text:style-name="T6">except</text:span></text:span><text:span text:style-name="T8">.</text:span></text:p>
        <text:p text:style-name="P21"><text:bookmark text:name="r-2231996"/><text:span text:style-name="T8">Je vous conseille donc de toujours préciser un type d'exception possible après votre</text:span><text:span text:style-name="Source_20_Text"><text:span text:style-name="T6">except</text:span></text:span><text:span text:style-name="T8">. Vous pouvez bien entendu faire des tests dans l'interpréteur de commandes Python pour reproduire l'exception que vous voulez traiter et ainsi connaître son type.</text:span></text:p>
      </text:section>
      <text:h text:style-name="P24" text:outline-level="4"><text:bookmark-start text:name="__RefHeading___Toc2677_830099706"/><text:bookmark text:name="r-2232009"/><text:span text:style-name="T14">Les mots-clés</text:span><text:span text:style-name="Source_20_Text"><text:span text:style-name="T16">else</text:span></text:span><text:span text:style-name="T14">et</text:span><text:span text:style-name="Source_20_Text"><text:span text:style-name="T16">finally</text:span></text:span><text:bookmark-end text:name="__RefHeading___Toc2677_830099706"/></text:h>
      <text:p text:style-name="P21"><text:bookmark text:name="r-2231998"/><text:span text:style-name="T12">Ce sont deux mots-clés qui vont nous permettre de construire un bloc</text:span><text:span text:style-name="Source_20_Text"><text:span text:style-name="T15">try</text:span></text:span><text:span text:style-name="T12">plus complet.</text:span></text:p>
      <text:h text:style-name="P25" text:outline-level="5"><text:bookmark-start text:name="__RefHeading___Toc2679_830099706"/><text:bookmark text:name="r-2232002"/><text:span text:style-name="T14">Le mot-clé</text:span><text:span text:style-name="Source_20_Text"><text:span text:style-name="T16">else</text:span></text:span><text:bookmark-end text:name="__RefHeading___Toc2679_830099706"/></text:h>
      <text:p text:style-name="P21"><text:bookmark text:name="r-2231999"/><text:span text:style-name="T12">Vous avez déjà vu ce mot-clé et j'espère que vous vous en rappelez. Dans un bloc</text:span><text:span text:style-name="Source_20_Text"><text:span text:style-name="T15">try</text:span></text:span><text:span text:style-name="T12">,</text:span><text:span text:style-name="Source_20_Text"><text:span text:style-name="T15">else</text:span></text:span><text:span text:style-name="T12">va permettre d'exécuter une action si aucune erreur ne survient dans le bloc. Voici un petit exemple :</text:span></text:p>
      <text:p text:style-name="P1"><text:bookmark text:name="r-2232000"/><text:span text:style-name="Source_20_Text"><text:span text:style-name="T28">try</text:span></text:span><text:span text:style-name="Source_20_Text"><text:span text:style-name="T21">:</text:span></text:span></text:p>
      <text:p text:style-name="P1"><text:span text:style-name="Source_20_Text"><text:span text:style-name="T23"><text:s text:c="4"/></text:span></text:span><text:span text:style-name="Source_20_Text"><text:span text:style-name="T21">resultat </text:span></text:span><text:span text:style-name="Source_20_Text"><text:span text:style-name="T28">=</text:span></text:span><text:span text:style-name="Source_20_Text"><text:span text:style-name="T21"> numerateur </text:span></text:span><text:span text:style-name="Source_20_Text"><text:span text:style-name="T28">/</text:span></text:span><text:span text:style-name="Source_20_Text"><text:span text:style-name="T21"> denominateur</text:span></text:span></text:p>
      <text:p text:style-name="P1"><text:span text:style-name="Source_20_Text"><text:span text:style-name="T28">except</text:span></text:span><text:span text:style-name="Source_20_Text"><text:span text:style-name="T21"> NameError:</text:span></text:span></text:p>
      <text:p text:style-name="P1"><text:span text:style-name="Source_20_Text"><text:span text:style-name="T23"><text:s text:c="4"/></text:span></text:span><text:span text:style-name="Source_20_Text"><text:span text:style-name="T28">print</text:span></text:span><text:span text:style-name="Source_20_Text"><text:span text:style-name="T21">(</text:span></text:span><text:span text:style-name="Source_20_Text"><text:span text:style-name="T37">"La variable numerateur ou denominateur n'a pas été définie."</text:span></text:span><text:span text:style-name="Source_20_Text"><text:span text:style-name="T21">)</text:span></text:span></text:p>
      <text:p text:style-name="P1"><text:span text:style-name="Source_20_Text"><text:span text:style-name="T28">except</text:span></text:span><text:span text:style-name="Source_20_Text"><text:span text:style-name="T21"> TypeError:</text:span></text:span></text:p>
      <text:p text:style-name="P1"><text:span text:style-name="Source_20_Text"><text:span text:style-name="T23"><text:s text:c="4"/></text:span></text:span><text:span text:style-name="Source_20_Text"><text:span text:style-name="T28">print</text:span></text:span><text:span text:style-name="Source_20_Text"><text:span text:style-name="T21">(</text:span></text:span><text:span text:style-name="Source_20_Text"><text:span text:style-name="T37">"La variable numerateur ou denominateur possède un type incompatible avec la division."</text:span></text:span><text:span text:style-name="Source_20_Text"><text:span text:style-name="T21">)</text:span></text:span></text:p>
      <text:p text:style-name="P1"><text:soft-page-break/><text:span text:style-name="Source_20_Text"><text:span text:style-name="T28">except</text:span></text:span><text:span text:style-name="Source_20_Text"><text:span text:style-name="T21"> ZeroDivisionError:</text:span></text:span></text:p>
      <text:p text:style-name="P1"><text:span text:style-name="Source_20_Text"><text:span text:style-name="T23"><text:s text:c="4"/></text:span></text:span><text:span text:style-name="Source_20_Text"><text:span text:style-name="T28">print</text:span></text:span><text:span text:style-name="Source_20_Text"><text:span text:style-name="T21">(</text:span></text:span><text:span text:style-name="Source_20_Text"><text:span text:style-name="T37">"La variable denominateur est égale à 0."</text:span></text:span><text:span text:style-name="Source_20_Text"><text:span text:style-name="T21">)</text:span></text:span></text:p>
      <text:p text:style-name="P1"><text:span text:style-name="Source_20_Text"><text:span text:style-name="T28">else</text:span></text:span><text:span text:style-name="Source_20_Text"><text:span text:style-name="T21">:</text:span></text:span></text:p>
      <text:p text:style-name="P1"><text:span text:style-name="Source_20_Text"><text:span text:style-name="T23"><text:s text:c="4"/></text:span></text:span><text:span text:style-name="Source_20_Text"><text:span text:style-name="T28">print</text:span></text:span><text:span text:style-name="Source_20_Text"><text:span text:style-name="T21">(</text:span></text:span><text:span text:style-name="Source_20_Text"><text:span text:style-name="T37">"Le résultat obtenu est"</text:span></text:span><text:span text:style-name="Source_20_Text"><text:span text:style-name="T21">, resultat)</text:span></text:span></text:p>
      <text:p text:style-name="P21"><text:bookmark text:name="r-2232001"/><text:span text:style-name="T12">Dans les faits, on utilise assez peu</text:span><text:span text:style-name="Source_20_Text"><text:span text:style-name="T15">else</text:span></text:span><text:span text:style-name="T12">. La plupart des codeurs préfère mettre la ligne contenant le</text:span><text:span text:style-name="Source_20_Text"><text:span text:style-name="T15">print</text:span></text:span><text:span text:style-name="T12">directement dans le bloc</text:span><text:span text:style-name="Source_20_Text"><text:span text:style-name="T15">try</text:span></text:span><text:span text:style-name="T12">. Pour ma part, je trouve que c'est important de distinguer entre le bloc</text:span><text:span text:style-name="Source_20_Text"><text:span text:style-name="T15">try</text:span></text:span><text:span text:style-name="T12">et ce qui s'effectue ensuite. La ligne du</text:span><text:span text:style-name="Source_20_Text"><text:span text:style-name="T15">print</text:span></text:span><text:span text:style-name="T12">ne produira vraisemblablement aucune erreur, inutile de la placer dans le bloc</text:span><text:span text:style-name="Source_20_Text"><text:span text:style-name="T15">try</text:span></text:span><text:span text:style-name="T12">.</text:span></text:p>
      <text:h text:style-name="P25" text:outline-level="5"><text:bookmark-start text:name="__RefHeading___Toc2681_830099706"/><text:bookmark text:name="r-2232008"/><text:span text:style-name="T14">Le mot-clé</text:span><text:span text:style-name="Source_20_Text"><text:span text:style-name="T16">finally</text:span></text:span><text:bookmark-end text:name="__RefHeading___Toc2681_830099706"/></text:h>
      <text:p text:style-name="P21"><text:bookmark text:name="r-2232003"/><text:span text:style-name="Source_20_Text"><text:span text:style-name="T15">finally</text:span></text:span><text:span text:style-name="T12">permet d'exécuter du code après un bloc</text:span><text:span text:style-name="Source_20_Text"><text:span text:style-name="T15">try</text:span></text:span><text:span text:style-name="T12">, </text:span><text:span text:style-name="Emphasis"><text:span text:style-name="T12">quel que soit le résultat de l'exécution dudit bloc</text:span></text:span><text:span text:style-name="T12">. La syntaxe est des plus simples :</text:span></text:p>
      <text:p text:style-name="P1"><text:bookmark text:name="r-2232004"/><text:span text:style-name="Source_20_Text"><text:span text:style-name="T28">try</text:span></text:span><text:span text:style-name="Source_20_Text"><text:span text:style-name="T21">:</text:span></text:span></text:p>
      <text:p text:style-name="P1"><text:span text:style-name="Source_20_Text"><text:span text:style-name="T23"><text:s text:c="4"/></text:span></text:span><text:span text:style-name="Source_20_Text"><text:span text:style-name="T34"># Test d'instruction(s)</text:span></text:span></text:p>
      <text:p text:style-name="P1"><text:span text:style-name="Source_20_Text"><text:span text:style-name="T28">except</text:span></text:span><text:span text:style-name="Source_20_Text"><text:span text:style-name="T21"> type_de_l_exception:</text:span></text:span></text:p>
      <text:p text:style-name="P1"><text:span text:style-name="Source_20_Text"><text:span text:style-name="T23"><text:s text:c="4"/></text:span></text:span><text:span text:style-name="Source_20_Text"><text:span text:style-name="T34"># Traitement en cas d'erreur</text:span></text:span></text:p>
      <text:p text:style-name="P1"><text:span text:style-name="Source_20_Text"><text:span text:style-name="T28">finally</text:span></text:span><text:span text:style-name="Source_20_Text"><text:span text:style-name="T21">:</text:span></text:span></text:p>
      <text:p text:style-name="P1"><text:span text:style-name="Source_20_Text"><text:span text:style-name="T23"><text:s text:c="4"/></text:span></text:span><text:span text:style-name="Source_20_Text"><text:span text:style-name="T34"># Instruction(s) exécutée(s) qu'il y ait eu des erreurs ou non</text:span></text:span></text:p>
      <text:section text:style-name="Sect2" text:name="r-2232006">
        <text:p text:style-name="P30"><text:bookmark text:name="r-2232005"/>Est-ce que cela ne revient pas au même si on met du code juste après le bloc ?</text:p>
      </text:section>
      <text:p text:style-name="P21"><text:bookmark text:name="r-2232007"/><text:soft-page-break/><text:span text:style-name="T12">Pas tout à fait. Le bloc</text:span><text:span text:style-name="Source_20_Text"><text:span text:style-name="T15">finally</text:span></text:span><text:span text:style-name="T12">est exécuté dans tous les cas de figures. Quand bien même Python trouverait une instruction</text:span><text:span text:style-name="Source_20_Text"><text:span text:style-name="T15">return</text:span></text:span><text:span text:style-name="T12">dans votre bloc</text:span><text:span text:style-name="Source_20_Text"><text:span text:style-name="T15">except</text:span></text:span><text:span text:style-name="T12">par exemple, il exécutera le bloc</text:span><text:span text:style-name="Source_20_Text"><text:span text:style-name="T15">finally</text:span></text:span><text:span text:style-name="T12">.</text:span></text:p>
      <text:h text:style-name="P24" text:outline-level="4"><text:bookmark-start text:name="__RefHeading___Toc2683_830099706"/><text:bookmark text:name="r-2232017"/><text:span text:style-name="T14">Un petit bonus : le mot-clé</text:span><text:span text:style-name="Source_20_Text"><text:span text:style-name="T16">pass</text:span></text:span><text:bookmark-end text:name="__RefHeading___Toc2683_830099706"/></text:h>
      <text:p text:style-name="P21"><text:bookmark text:name="r-2232010"/><text:span text:style-name="T12">Il peut arriver, dans certains cas, que l'on souhaite tester un bloc d'instructions… mais ne rien faire en cas d'erreur. Toutefois, un bloc</text:span><text:span text:style-name="Source_20_Text"><text:span text:style-name="T15">try</text:span></text:span><text:span text:style-name="T12">ne peut être seul.</text:span></text:p>
      <text:p text:style-name="P1"><text:bookmark text:name="r-2232011"/><text:span text:style-name="Source_20_Text"><text:span text:style-name="T21">&gt;&gt;&gt; try:</text:span></text:span></text:p>
      <text:p text:style-name="P1"><text:span text:style-name="Source_20_Text"><text:span text:style-name="T21">... <text:s text:c="4"/>1/0</text:span></text:span></text:p>
      <text:p text:style-name="P1"><text:span text:style-name="Source_20_Text"><text:span text:style-name="T21">...</text:span></text:span></text:p>
      <text:p text:style-name="P1"><text:span text:style-name="Source_20_Text"><text:span text:style-name="T23"><text:s text:c="2"/></text:span></text:span><text:span text:style-name="Source_20_Text"><text:span text:style-name="T21">File "&lt;stdin&gt;", line 3</text:span></text:span></text:p>
      <text:p text:style-name="P1"/>
      <text:p text:style-name="P1"><text:span text:style-name="Source_20_Text"><text:span text:style-name="T23"><text:s text:c="4"/></text:span></text:span><text:span text:style-name="Source_20_Text"><text:span text:style-name="T21">^</text:span></text:span></text:p>
      <text:p text:style-name="P1"><text:span text:style-name="Source_20_Text"><text:span text:style-name="T21">SyntaxError: invalid syntax</text:span></text:span></text:p>
      <text:p text:style-name="P21"><text:bookmark text:name="r-2232012"/><text:span text:style-name="T12">Il existe un mot-clé que l'on peut utiliser dans ce cas. Son nom est</text:span><text:span text:style-name="Source_20_Text"><text:span text:style-name="T15">pass</text:span></text:span><text:span text:style-name="T12">et sa syntaxe est très simple d'utilisation :</text:span></text:p>
      <text:p text:style-name="P1"><text:bookmark text:name="r-2232013"/><text:span text:style-name="Source_20_Text"><text:span text:style-name="T28">try</text:span></text:span><text:span text:style-name="Source_20_Text"><text:span text:style-name="T21">:</text:span></text:span></text:p>
      <text:p text:style-name="P1"><text:span text:style-name="Source_20_Text"><text:span text:style-name="T23"><text:s text:c="4"/></text:span></text:span><text:span text:style-name="Source_20_Text"><text:span text:style-name="T34"># Test d'instruction(s)</text:span></text:span></text:p>
      <text:p text:style-name="P1"><text:span text:style-name="Source_20_Text"><text:span text:style-name="T28">except</text:span></text:span><text:span text:style-name="Source_20_Text"><text:span text:style-name="T21"> type_de_l_exception: </text:span></text:span><text:span text:style-name="Source_20_Text"><text:span text:style-name="T34"># Rien ne doit se passer en cas d'erreur</text:span></text:span></text:p>
      <text:p text:style-name="P1"><text:span text:style-name="Source_20_Text"><text:span text:style-name="T23"><text:s text:c="4"/></text:span></text:span><text:span text:style-name="Source_20_Text"><text:span text:style-name="T28">pass</text:span></text:span></text:p>
      <text:p text:style-name="P9"><text:bookmark text:name="r-2232014"/><text:soft-page-break/>Je ne vous encourage pas particulièrement à utiliser ce mot-clé mais il existe, et vous le savez à présent.</text:p>
      <text:p text:style-name="P21"><text:bookmark text:name="r-2232015"/><text:span text:style-name="Source_20_Text"><text:span text:style-name="T15">pass</text:span></text:span><text:span text:style-name="T12">n'est pas un mot-clé propre aux exceptions : on peut également le trouver dans des conditions ou dans des fonctions que l'on souhaite laisser vides.</text:span></text:p>
      <text:p text:style-name="P9"><text:bookmark text:name="r-2232016"/>Voilà, nous avons vu l'essentiel. Il nous reste à faire un petit point sur les assertions et à voir comment lever une exception (ce sera très rapide).</text:p>
      <text:h text:style-name="Heading_20_1" text:outline-level="1">Virtualenv</text:h>
      <text:h text:style-name="Heading_20_2" text:outline-level="2">Create a virtual environment</text:h>
      <text:p text:style-name="P45">$ virtualenv project_env</text:p>
      <text:h text:style-name="Heading_20_2" text:outline-level="2"/>
      <text:h text:style-name="Heading_20_2" text:outline-level="2">Use the environment</text:h>
      <text:p text:style-name="P45">$ source project_env/bin/activate</text:p>
      <text:h text:style-name="Heading_20_2" text:outline-level="2">Exit the virtual environment</text:h>
      <text:p text:style-name="P45">$ deactivate</text:p>
      <text:h text:style-name="Heading_20_2" text:outline-level="2">Delete the virtual environment</text:h>
      <text:p text:style-name="P46">Si l’environment virtuel n’a pas été désactivé faire la commande</text:p>
      <text:p text:style-name="P46">$ deactivate </text:p>
      <text:p text:style-name="P46">Puis faire la commande</text:p>
      <text:p text:style-name="P46">$ rm -rf project_env</text:p>
      <text:h text:style-name="Heading_20_1" text:outline-level="1">Pip</text:h>
      <text:h text:style-name="Heading_20_2" text:outline-level="2">Installer une librairie</text:h>
      <text:p text:style-name="P45">$ pip install LIBRARY_NAME</text:p>
      <text:h text:style-name="P40" text:outline-level="3">Installer une liste de dépendances présente dans un fichier</text:h>
      <text:p text:style-name="P49">$ pip install -r requirements.txt</text:p>
      <text:h text:style-name="Heading_20_2" text:outline-level="2">Desinstaller une librairie</text:h>
      <text:p text:style-name="P45">$ pip uninstall LIBRARY_NAME</text:p>
      <text:h text:style-name="Heading_20_2" text:outline-level="2"><text:soft-page-break/>Lister les librairies déjà installées</text:h>
      <text:p text:style-name="P45">$ pip list</text:p>
      <text:h text:style-name="P39" text:outline-level="2">Lister les librairies déjà installées dans un fichier</text:h>
      <text:p text:style-name="P47">$ pip freeze –local &gt; requirements.txt</text:p>
      <text:p text:style-name="P48">--<text:span text:style-name="T51">local mean that we only take local dependancies</text:span></text:p>
      <text:p text:style-name="P4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aco" svg:font-family="Monaco, Menlo, 'Ubuntu Mono', Consolas, source-code-pro, 'Droid Sans Mono', monospace"/>
    <style:font-face style:name="Montserrat" svg:font-family="Montserrat, sans-serif"/>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05T21:40:45.986000000</meta:creation-date>
    <dc:date>2020-08-14T10:33:30.470000000</dc:date>
    <meta:editing-duration>PT5H56M21S</meta:editing-duration>
    <meta:editing-cycles>16</meta:editing-cycles>
    <meta:generator>LibreOffice/6.4.4.2$Windows_X86_64 LibreOffice_project/3d775be2011f3886db32dfd395a6a6d1ca2630ff</meta:generator>
    <meta:document-statistic meta:table-count="2" meta:image-count="0" meta:object-count="0" meta:page-count="26" meta:paragraph-count="414" meta:word-count="4342" meta:character-count="26475" meta:non-whitespace-character-count="22399"/>
  </office:meta>
</office:document-meta>
</file>